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2cm" draw:marker-end-width="0.32cm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18cm" draw:stroke-linejoin="miter" draw:fill="none"/>
    </style:style>
    <style:style style:name="gr3" style:family="graphic" style:parent-style-name="standard">
      <style:graphic-properties draw:stroke="none" svg:stroke-width="0.018cm" draw:stroke-linejoin="miter" draw:fill="solid" draw:fill-color="#000000" draw:opacity="0%"/>
    </style:style>
    <style:style style:name="gr4" style:family="graphic" style:parent-style-name="standard">
      <style:graphic-properties draw:stroke="solid" svg:stroke-width="0.035cm" svg:stroke-color="#000000" draw:stroke-linejoin="round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8cm" svg:stroke-color="#000000" draw:marker-start-width="0.335cm" draw:marker-end-width="0.335cm" draw:stroke-linejoin="miter" draw:fill="solid" draw:fill-color="#000000" fo:padding-top="0.164cm" fo:padding-bottom="0.164cm" fo:padding-left="0.289cm" fo:padding-right="0.289cm"/>
    </style:style>
    <style:style style:name="gr6" style:family="graphic" style:parent-style-name="standard">
      <style:graphic-properties draw:stroke="none" svg:stroke-width="0.018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18cm" draw:stroke-linejoin="miter" draw:fill="solid" draw:fill-color="#ffffff"/>
    </style:style>
    <style:style style:name="gr9" style:family="graphic" style:parent-style-name="standard">
      <style:graphic-properties draw:stroke="solid" svg:stroke-width="0.018cm" svg:stroke-color="#000000" draw:stroke-linejoin="miter" draw:fill="none" fo:padding-top="0.134cm" fo:padding-bottom="0.134cm" fo:padding-left="0.259cm" fo:padding-right="0.25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6.417cm" svg:y1="2.955cm" svg:x2="17.341cm" svg:y2="2.258cm" draw:start-shape="id1" draw:start-glue-point="1" draw:end-shape="id2" draw:end-glue-point="3" svg:d="m16417 2955h453v-697h471" svg:viewBox="0 0 925 698">
          <text:p/>
        </draw:connector>
        <draw:connector draw:style-name="gr1" draw:text-style-name="P1" draw:layer="layout" svg:x1="10.104cm" svg:y1="3.648cm" svg:x2="8.196cm" svg:y2="1.464cm" draw:start-shape="id3" draw:start-glue-point="3" draw:end-shape="id4" draw:end-glue-point="1" svg:d="m10104 3648h-930v-2184h-978" svg:viewBox="0 0 1909 2185">
          <text:p/>
        </draw:connector>
        <draw:polygon draw:style-name="gr2" draw:layer="layout" svg:width="20.999cm" svg:height="12.424cm" svg:x="9.6cm" svg:y="9.835cm" svg:viewBox="0 0 21000 12425" draw:points="0,0 21000,0 21000,12425 0,12425">
          <text:p/>
        </draw:polygon>
        <draw:polygon draw:style-name="gr3" draw:layer="layout" svg:width="21.003cm" svg:height="12.425cm" svg:x="9.6cm" svg:y="9.835cm" svg:viewBox="0 0 21004 12426" draw:points="0,0 21004,0 21004,12426 0,12426">
          <text:p/>
        </draw:polygon>
        <draw:path draw:style-name="gr3" draw:layer="layout" svg:width="1.466cm" svg:height="4.404cm" svg:x="15.206cm" svg:y="1.447cm" svg:viewBox="0 0 1467 4405" svg:d="m30 0c804 25 1445 1017 1437 2225-9 1208-663 2180-1467 2180v-2203z">
          <text:p/>
        </draw:path>
        <draw:path draw:style-name="gr3" draw:layer="layout" svg:width="1.466cm" svg:height="4.404cm" svg:x="15.206cm" svg:y="1.447cm" svg:viewBox="0 0 1467 4405" svg:d="m30 0c804 25 1445 1017 1437 2225-9 1208-663 2180-1467 2180">
          <text:p/>
        </draw:path>
        <draw:path draw:style-name="gr4" draw:layer="layout" svg:width="0.844cm" svg:height="4.387cm" svg:x="8.006cm" svg:y="1.464cm" svg:viewBox="0 0 845 4388" svg:d="m107 0h1c2 1 4 1 5 2 4 1 7 3 11 4 7 3 14 5 21 9 13 6 27 13 41 21 54 32 107 77 157 135 99 115 189 279 264 480 149 403 240 953 238 1556-5 1208-382 2181-845 2181">
          <text:p/>
        </draw:path>
        <draw:polygon draw:style-name="gr5" xml:id="id4" draw:id="id4" draw:layer="layout" svg:width="0.109cm" svg:height="0.076cm" svg:x="8.086cm" svg:y="1.426cm" svg:viewBox="0 0 110 77" draw:points="110,0 0,27 101,77">
          <text:p/>
        </draw:polygon>
        <draw:polygon draw:style-name="gr3" draw:layer="layout" svg:width="3.659cm" svg:height="0.874cm" svg:x="2.021cm" svg:y="0cm" svg:viewBox="0 0 3660 875" draw:points="0,0 3660,0 3660,875 0,875">
          <text:p/>
        </draw:polygon>
        <draw:path draw:style-name="gr6" draw:layer="layout" svg:width="3.248cm" svg:height="0.406cm" svg:x="2.202cm" svg:y="0.264cm" svg:viewBox="0 0 3249 407" svg:d="m270 196-76 14c-2-15-8-27-17-34-9-8-21-12-35-12-19 0-35 7-46 20s-17 35-17 66c0 35 6 59 17 73 12 15 28 22 47 22 15 0 27-4 36-12 9-9 16-23 20-43l75 12c-8 35-23 61-45 79s-52 26-90 26c-42 0-76-13-101-40s-38-64-38-111c0-48 13-85 38-112s60-40 103-40c35 0 63 8 84 23s36 38 45 69zm325 205h-72v-43c-11 17-26 29-42 37s-32 12-48 12c-34 0-62-13-86-40s-36-64-36-112c0-50 12-87 35-113 23-25 52-38 88-38 32 0 60 13 84 40v-144h77zm-205-152c0 31 4 54 13 68 12 20 29 30 51 30 18 0 33-8 46-23 12-15 18-37 18-67 0-34-6-58-18-72-12-15-27-22-46-22-18 0-34 7-46 22-12 14-18 36-18 64zm280 152v-77h77v77zm150-291h71v40c25-31 56-46 91-46 18 0 34 4 48 11 14 8 25 20 34 35 12-15 26-27 41-35 15-7 30-11 47-11 22 0 40 4 54 13 15 9 26 21 33 38 6 12 8 32 8 60v186h-76v-166c0-29-3-48-8-56-7-11-18-16-33-16-11 0-21 3-31 10-9 6-16 16-20 29-4 12-6 32-6 59v140h-77v-159c0-29-2-47-4-55-3-8-7-14-13-18s-13-6-23-6c-12 0-23 3-32 9-10 7-17 16-21 28s-6 32-6 60v141h-77zm672 198 77 13c-10 28-26 50-47 65-21 14-48 21-80 21-50 0-87-16-112-49-19-27-28-60-28-100 0-48 12-86 37-113s57-41 96-41c43 0 77 14 102 43 25 28 37 72 36 131h-193c1 23 7 40 19 53s27 19 44 19c12 0 22-3 31-10 8-6 14-17 18-32zm5-77c-1-22-7-39-18-51-11-11-24-17-40-17s-30 6-41 18-17 29-16 50zm133-121h71v40c25-31 55-46 90-46 19 0 35 4 48 11 14 8 25 20 34 35 13-15 27-27 41-35 15-7 31-11 48-11 21 0 39 4 54 13s26 21 33 38c5 12 8 32 8 60v186h-77v-166c0-29-3-48-8-56-7-11-18-16-33-16-11 0-21 3-30 10-10 6-16 16-21 29-4 12-6 32-6 59v140h-77v-159c0-29-1-47-4-55s-7-14-13-18c-5-4-13-6-23-6-12 0-22 3-32 9-9 7-16 16-20 28s-6 32-6 60v141h-77zm500 291v-401h77v144c24-27 52-40 84-40 35 0 65 13 88 38 23 26 35 63 35 111 0 49-12 87-36 114-23 27-52 40-86 40-16 0-33-4-49-12s-30-21-42-37v43zm76-152c0 30 5 53 15 67 13 21 31 31 53 31 17 0 31-7 43-22 12-14 18-37 18-69 0-33-6-57-18-71-12-15-28-22-46-22-19 0-34 7-46 21-13 15-19 36-19 65zm438 59 76 13c-10 28-25 50-47 65-21 14-47 21-79 21-51 0-88-16-112-49-19-27-29-60-29-100 0-48 13-86 38-113s57-41 95-41c43 0 77 14 102 43 25 28 37 72 36 131h-192c0 23 7 40 18 53 12 13 27 19 45 19 12 0 22-3 30-10 8-6 14-17 19-32zm4-77c-1-22-6-39-17-51-11-11-25-17-40-17-17 0-31 6-42 18s-16 29-16 50zm212 170h-76v-291h71v42c12-20 23-33 33-39s21-9 33-9c18 0 34 5 51 14l-24 67c-13-8-25-12-36-12s-20 3-28 9c-7 6-13 16-17 32-4 15-7 48-7 97zm118-83 77-12c3 15 10 27 20 34 10 8 24 12 42 12 20 0 35-4 45-11 7-5 10-12 10-21 0-5-2-10-6-14-3-4-12-7-25-10-62-14-102-26-118-38-23-15-35-37-35-65 0-25 10-46 30-63 20-18 51-26 93-26 39 0 69 6 88 19 20 13 33 32 40 58l-72 13c-3-11-9-20-18-26s-21-9-37-9c-20 0-35 3-43 9-6 4-9 9-9 15s2 10 7 14c7 5 31 12 72 22 41 9 70 20 86 34s24 33 24 57c0 27-11 50-33 69-23 19-56 28-99 28-40 0-71-8-94-24s-38-37-45-65z">
          <text:p/>
        </draw:path>
        <draw:polygon draw:style-name="gr3" draw:layer="layout" svg:width="3.44cm" svg:height="0.874cm" svg:x="20.101cm" svg:y="0.851cm" svg:viewBox="0 0 3441 875" draw:points="0,0 3441,0 3441,875 0,875">
          <text:p/>
        </draw:polygon>
        <draw:path draw:style-name="gr6" draw:layer="layout" svg:width="2.999cm" svg:height="0.413cm" svg:x="20.281cm" svg:y="1.108cm" svg:viewBox="0 0 3000 414" svg:d="m270 203-76 14c-2-15-8-27-17-34-9-8-21-12-35-12-19 0-35 7-46 20s-17 35-17 66c0 35 6 59 17 73 12 15 28 22 47 22 15 0 27-4 36-13 9-8 16-22 20-43l75 13c-8 35-23 61-45 79-22 17-52 26-90 26-42 0-76-13-101-40s-38-64-38-111c0-48 13-85 38-112s60-40 103-40c35 0 63 7 84 23 21 15 36 38 45 69zm325 205h-72v-43c-11 17-26 29-42 37s-32 12-48 12c-34 0-62-13-86-40s-36-64-36-113 12-86 35-112c23-25 52-38 88-38 32 0 60 13 84 40v-144h77zm-205-152c0 31 4 54 13 67 12 21 29 31 51 31 18 0 33-8 46-23 12-15 18-38 18-67 0-34-6-58-18-72-12-15-27-22-46-22-18 0-34 7-46 21-12 15-18 36-18 65zm280 152v-77h77v77zm122-291h43v-22c0-24 3-42 8-54s15-22 28-30c14-7 32-11 53-11 22 0 44 3 65 10l-11 53c-12-2-24-4-35-4s-19 3-24 8-7 15-7 30v20h57v61h-57v230h-77v-230h-43zm278 89-70-13c8-28 22-49 41-62 19-14 47-20 85-20 34 0 60 4 77 12 16 8 28 18 35 31 7 12 10 35 10 69l-1 89c0 26 2 45 4 57 3 12 7 25 14 39h-76c-2-5-5-13-7-23-2-5-3-8-3-9-13 13-27 22-42 29-15 6-31 9-48 9-30 0-54-8-71-24s-26-37-26-62c0-16 4-31 12-43 8-13 19-23 33-30s35-13 61-18c36-7 61-13 75-19v-7c0-15-4-26-11-32s-21-9-41-9c-14 0-25 2-32 8-8 5-14 14-19 28zm103 62c-10 4-26 7-47 12s-35 9-42 13c-10 8-15 17-15 27 0 11 4 21 12 28 8 8 18 12 31 12 14 0 27-4 39-14 10-6 16-15 19-25 2-7 3-19 3-37zm404-65-76 14c-2-15-8-27-17-34-9-8-21-12-35-12-19 0-35 7-46 20s-17 35-17 66c0 35 6 59 17 73 12 15 28 22 47 22 15 0 27-4 36-13 9-8 16-22 20-43l75 13c-8 35-23 61-45 79-22 17-52 26-90 26-42 0-76-13-101-40s-38-64-38-111c0-48 13-85 38-112s60-40 103-40c35 0 63 7 84 23 21 15 36 38 45 69zm58-125v-71h77v71zm0 330v-291h77v291zm156 0v-401h77v401zm156-330v-71h76v71zm0 330v-291h76v291zm288-291v62h-52v117c0 23 0 37 1 41s4 7 7 10c4 2 8 4 13 4 7 0 18-3 31-8l7 60c-18 7-38 11-61 11-14 0-26-2-38-7-11-4-19-10-24-18-5-7-9-17-11-30-1-9-2-27-2-54v-126h-36v-62h36v-57l77-45v102zm54-39v-71h77v71zm0 330v-291h77v291zm323-93 77 13c-10 28-25 50-47 64-21 15-47 22-79 22-51 0-88-16-112-49-20-27-29-60-29-100 0-48 12-86 38-113 25-28 57-41 95-41 43 0 77 14 102 43 25 28 37 72 36 131h-192c0 22 6 40 18 53s27 19 44 19c13 0 23-3 31-10s14-17 18-32zm5-77c-1-23-6-39-17-51s-25-17-40-17c-17 0-31 6-42 18s-16 29-16 50zm112 87 77-12c3 15 10 26 20 34s24 12 42 12c20 0 35-4 45-11 6-5 10-12 10-21 0-6-2-10-6-14s-12-7-25-10c-62-14-102-26-118-38-23-15-35-37-35-65 0-25 10-46 30-64 20-17 51-25 93-25 39 0 69 6 88 19s33 32 40 58l-72 13c-4-11-9-20-18-26s-21-9-37-9c-20 0-35 3-44 8-5 4-8 10-8 16s2 10 7 14c7 5 31 12 72 22 41 9 70 20 86 34 16 13 24 32 24 57 0 27-11 49-33 69-23 19-56 28-99 28-40 0-71-8-94-24s-38-38-45-65z">
          <text:p/>
        </draw:path>
        <draw:polygon draw:style-name="gr3" draw:layer="layout" svg:width="3.659cm" svg:height="0.874cm" svg:x="14.741cm" svg:y="7.98cm" svg:viewBox="0 0 3660 875" draw:points="0,0 3660,0 3660,875 0,875">
          <text:p/>
        </draw:polygon>
        <draw:path draw:style-name="gr6" draw:layer="layout" svg:width="3.247cm" svg:height="0.518cm" svg:x="11.522cm" svg:y="1.744cm" svg:viewBox="0 0 3248 519" svg:d="m270 196-76 14c-2-15-8-27-17-34-9-8-21-12-35-12-19 0-35 7-46 20s-17 35-17 66c0 35 6 59 17 73 12 15 28 22 47 22 15 0 27-4 36-13 9-8 16-22 20-42l75 12c-8 35-23 61-45 79s-52 26-90 26c-42 0-76-13-101-40s-38-64-38-111c0-48 13-85 38-112s60-40 103-40c35 0 63 8 84 23s36 38 45 69zm325 205h-72v-43c-11 17-26 29-42 37s-32 12-48 12c-34 0-62-13-86-40s-36-64-36-112c0-50 12-87 35-113 23-25 52-38 88-38 32 0 60 13 84 40v-144h77zm-205-152c0 31 4 54 13 68 12 20 29 30 51 30 18 0 33-8 46-23 12-15 18-37 18-67 0-34-6-58-18-72-12-15-27-22-46-22-18 0-34 7-46 22-12 14-18 36-18 64zm280 152v-77h77v77zm153 0v-401h77v144c23-27 51-40 84-40 35 0 64 13 88 38 23 26 34 63 34 111 0 49-12 87-35 114-24 27-52 40-86 40-17 0-33-4-49-12s-30-21-42-37v43zm76-152c0 30 5 53 14 67 14 21 31 31 53 31 17 0 32-7 44-22 12-14 18-37 18-69 0-33-6-57-18-71-12-15-28-22-47-22-18 0-33 7-46 21-12 15-18 36-18 65zm251 3c0-26 7-51 19-75 13-23 31-42 54-54 23-13 48-19 77-19 44 0 80 14 108 43 28 28 42 64 42 108s-14 80-43 109c-28 29-64 43-107 43-26 0-52-6-76-18s-42-29-55-52c-12-24-19-52-19-85zm79 4c0 28 7 51 21 66 13 15 30 23 50 23s37-8 51-23c13-15 20-38 20-67 0-28-7-50-20-66-14-15-31-22-51-22s-37 7-50 22c-14 16-21 38-21 67zm263-4c0-26 7-51 19-75 13-23 31-42 54-54 23-13 49-19 77-19 44 0 80 14 108 43 28 28 42 64 42 108s-14 80-43 109c-28 29-63 43-106 43-27 0-53-6-77-18s-42-29-55-52c-12-24-19-52-19-85zm79 4c0 28 7 51 21 66 13 15 30 23 50 23s37-8 51-23c13-15 20-38 20-67 0-28-7-50-20-66-14-15-31-22-51-22s-37 7-50 22c-14 16-21 38-21 67zm279 145v-401h76v213l90-103h95l-99 107 106 184h-83l-73-131-36 38v93zm314-330v-71h77v71zm0 330v-291h77v291zm419 0h-76v-148c0-32-2-52-5-61-4-9-9-17-16-22-8-5-17-7-27-7-13 0-25 3-36 11-10 7-18 17-22 29-3 12-5 34-5 66v132h-77v-291h71v43c25-33 57-49 96-49 17 0 32 3 46 9s25 14 32 23c7 10 12 21 15 33s4 29 4 51zm71 19 88 11c1 10 5 17 10 21 7 5 19 8 35 8 20 0 35-3 45-9 6-4 12-11 15-20 2-6 4-18 4-35v-42c-23 31-52 47-87 47-39 0-70-17-93-50-18-26-27-58-27-97 0-49 12-86 35-112 24-25 53-38 88-38 36 0 65 16 89 47v-41h71v261c0 34-2 60-8 77s-14 30-24 40c-10 9-24 17-41 23-17 5-38 8-64 8-50 0-85-9-105-26-21-16-31-38-31-64 0-2 0-5 0-9zm69-170c0 30 6 53 18 67 12 15 26 22 44 22 19 0 35-8 48-22 12-15 19-37 19-65 0-31-6-53-19-67-12-15-28-22-47-22-18 0-33 7-45 21-12 15-18 36-18 66zm253 68 77-12c4 15 10 27 20 34 10 8 25 12 43 12 19 0 34-4 44-11 7-5 11-12 11-21 0-5-2-10-6-14s-12-7-26-10c-62-14-101-26-118-38-22-15-34-37-34-65 0-25 10-46 30-63 20-18 51-26 92-26 40 0 70 6 89 19s32 32 40 58l-73 13c-3-11-9-20-17-26-9-6-21-9-37-9-21 0-35 3-44 9-6 4-9 9-9 15s3 10 8 14c7 5 31 12 72 22 41 9 69 20 86 34 16 14 24 33 24 57 0 27-12 50-34 69s-55 28-98 28c-40 0-71-8-95-24-22-16-38-37-45-65z">
          <text:p/>
        </draw:path>
        <draw:polyline draw:style-name="gr3" draw:layer="layout" svg:width="6.894cm" svg:height="8.714cm" svg:x="10.37cm" svg:y="11.305cm" svg:viewBox="0 0 6895 8715" draw:points="6895,8715 0,8715 0,0 980,0">
          <text:p/>
        </draw:polyline>
        <draw:polyline draw:style-name="gr3" draw:layer="layout" svg:width="5.494cm" svg:height="7.209cm" svg:x="16.005cm" svg:y="12.058cm" svg:viewBox="0 0 5495 7210" draw:points="1330,7210 0,7210 0,5215 5040,5215 5040,0 5495,0">
          <text:p/>
        </draw:polyline>
        <draw:polygon draw:style-name="gr7" xml:id="id2" draw:id="id2" draw:layer="layout" svg:width="0.158cm" svg:height="0.115cm" svg:x="17.341cm" svg:y="2.2cm" svg:viewBox="0 0 159 116" draw:points="0,116 159,58 0,0">
          <text:p/>
        </draw:polygon>
        <draw:polygon draw:style-name="gr8" draw:layer="layout" svg:width="3.563cm" svg:height="0.71cm" svg:x="0.201cm" svg:y="1.085cm" svg:viewBox="0 0 3564 711" draw:points="0,0 3564,0 3564,711 0,711">
          <text:p/>
        </draw:polygon>
        <draw:polygon draw:style-name="gr8" draw:layer="layout" svg:width="4.244cm" svg:height="0.71cm" svg:x="3.765cm" svg:y="1.085cm" svg:viewBox="0 0 4245 711" draw:points="0,0 4245,0 4245,711 0,711">
          <text:p/>
        </draw:polygon>
        <draw:polygon draw:style-name="gr8" draw:layer="layout" svg:width="3.563cm" svg:height="0.71cm" svg:x="0.201cm" svg:y="1.796cm" svg:viewBox="0 0 3564 711" draw:points="0,0 3564,0 3564,711 0,711">
          <text:p/>
        </draw:polygon>
        <draw:polygon draw:style-name="gr8" draw:layer="layout" svg:width="4.244cm" svg:height="0.71cm" svg:x="3.765cm" svg:y="1.796cm" svg:viewBox="0 0 4245 711" draw:points="0,0 4245,0 4245,711 0,711">
          <text:p/>
        </draw:polygon>
        <draw:polygon draw:style-name="gr8" draw:layer="layout" svg:width="3.563cm" svg:height="0.71cm" svg:x="0.201cm" svg:y="2.508cm" svg:viewBox="0 0 3564 711" draw:points="0,0 3564,0 3564,711 0,711">
          <text:p/>
        </draw:polygon>
        <draw:polygon draw:style-name="gr8" draw:layer="layout" svg:width="4.244cm" svg:height="0.71cm" svg:x="3.765cm" svg:y="2.508cm" svg:viewBox="0 0 4245 711" draw:points="0,0 4245,0 4245,711 0,711">
          <text:p/>
        </draw:polygon>
        <draw:polygon draw:style-name="gr8" draw:layer="layout" svg:width="3.563cm" svg:height="0.71cm" svg:x="0.201cm" svg:y="3.219cm" svg:viewBox="0 0 3564 711" draw:points="0,0 3564,0 3564,711 0,711">
          <text:p/>
        </draw:polygon>
        <draw:polygon draw:style-name="gr8" draw:layer="layout" svg:width="4.244cm" svg:height="0.71cm" svg:x="3.765cm" svg:y="3.219cm" svg:viewBox="0 0 4245 711" draw:points="0,0 4245,0 4245,711 0,711">
          <text:p/>
        </draw:polygon>
        <draw:polygon draw:style-name="gr8" draw:layer="layout" svg:width="3.563cm" svg:height="0.71cm" svg:x="0.201cm" svg:y="3.93cm" svg:viewBox="0 0 3564 711" draw:points="0,0 3564,0 3564,711 0,711">
          <text:p/>
        </draw:polygon>
        <draw:polygon draw:style-name="gr8" draw:layer="layout" svg:width="4.244cm" svg:height="0.71cm" svg:x="3.765cm" svg:y="3.93cm" svg:viewBox="0 0 4245 711" draw:points="0,0 4245,0 4245,711 0,711">
          <text:p/>
        </draw:polygon>
        <draw:polygon draw:style-name="gr8" draw:layer="layout" svg:width="3.563cm" svg:height="0.71cm" svg:x="0.201cm" svg:y="4.642cm" svg:viewBox="0 0 3564 711" draw:points="0,0 3564,0 3564,711 0,711">
          <text:p/>
        </draw:polygon>
        <draw:polygon draw:style-name="gr8" draw:layer="layout" svg:width="4.244cm" svg:height="0.71cm" svg:x="3.765cm" svg:y="4.642cm" svg:viewBox="0 0 4245 711" draw:points="0,0 4245,0 4245,711 0,711">
          <text:p/>
        </draw:polygon>
        <draw:polygon draw:style-name="gr8" draw:layer="layout" svg:width="3.563cm" svg:height="0.71cm" svg:x="0.201cm" svg:y="5.353cm" svg:viewBox="0 0 3564 711" draw:points="0,0 3564,0 3564,711 0,711">
          <text:p/>
        </draw:polygon>
        <draw:polygon draw:style-name="gr8" draw:layer="layout" svg:width="4.244cm" svg:height="0.71cm" svg:x="3.765cm" svg:y="5.353cm" svg:viewBox="0 0 4245 711" draw:points="0,0 4245,0 4245,711 0,711">
          <text:p/>
        </draw:polygon>
        <draw:polygon draw:style-name="gr8" draw:layer="layout" svg:width="3.563cm" svg:height="0.71cm" svg:x="0.201cm" svg:y="6.064cm" svg:viewBox="0 0 3564 711" draw:points="0,0 3564,0 3564,711 0,711">
          <text:p/>
        </draw:polygon>
        <draw:polygon draw:style-name="gr8" draw:layer="layout" svg:width="4.244cm" svg:height="0.71cm" svg:x="3.765cm" svg:y="6.064cm" svg:viewBox="0 0 4245 711" draw:points="0,0 4245,0 4245,711 0,711">
          <text:p/>
        </draw:polygon>
        <draw:line draw:style-name="gr9" draw:layer="layout" svg:x1="0.201cm" svg:y1="1.076cm" svg:x2="0.201cm" svg:y2="6.784cm">
          <text:p/>
        </draw:line>
        <draw:line draw:style-name="gr9" draw:layer="layout" svg:x1="3.765cm" svg:y1="1.076cm" svg:x2="3.765cm" svg:y2="6.784cm">
          <text:p/>
        </draw:line>
        <draw:line draw:style-name="gr9" draw:layer="layout" svg:x1="8.01cm" svg:y1="1.076cm" svg:x2="8.01cm" svg:y2="6.784cm">
          <text:p/>
        </draw:line>
        <draw:line draw:style-name="gr9" draw:layer="layout" svg:x1="0.192cm" svg:y1="1.085cm" svg:x2="8.018cm" svg:y2="1.085cm">
          <text:p/>
        </draw:line>
        <draw:line draw:style-name="gr9" draw:layer="layout" svg:x1="0.192cm" svg:y1="1.796cm" svg:x2="8.018cm" svg:y2="1.796cm">
          <text:p/>
        </draw:line>
        <draw:line draw:style-name="gr9" draw:layer="layout" svg:x1="0.192cm" svg:y1="2.508cm" svg:x2="8.018cm" svg:y2="2.508cm">
          <text:p/>
        </draw:line>
        <draw:line draw:style-name="gr9" draw:layer="layout" svg:x1="0.192cm" svg:y1="3.219cm" svg:x2="8.018cm" svg:y2="3.219cm">
          <text:p/>
        </draw:line>
        <draw:line draw:style-name="gr9" draw:layer="layout" svg:x1="0.192cm" svg:y1="3.93cm" svg:x2="8.018cm" svg:y2="3.93cm">
          <text:p/>
        </draw:line>
        <draw:line draw:style-name="gr9" draw:layer="layout" svg:x1="0.192cm" svg:y1="4.642cm" svg:x2="8.018cm" svg:y2="4.642cm">
          <text:p/>
        </draw:line>
        <draw:line draw:style-name="gr9" draw:layer="layout" svg:x1="0.192cm" svg:y1="5.353cm" svg:x2="8.018cm" svg:y2="5.353cm">
          <text:p/>
        </draw:line>
        <draw:line draw:style-name="gr9" draw:layer="layout" svg:x1="0.192cm" svg:y1="6.064cm" svg:x2="8.018cm" svg:y2="6.064cm">
          <text:p/>
        </draw:line>
        <draw:line draw:style-name="gr9" draw:layer="layout" svg:x1="0.192cm" svg:y1="6.776cm" svg:x2="8.018cm" svg:y2="6.776cm">
          <text:p/>
        </draw:line>
        <draw:path draw:style-name="gr6" draw:layer="layout" svg:width="0.936cm" svg:height="0.241cm" svg:x="0.38cm" svg:y="1.3cm" svg:viewBox="0 0 937 242" svg:d="m0 238v-173h26v25c6-9 13-15 22-21 9-5 19-7 30-7 13 0 24 2 32 7 8 6 14 13 17 23 14-20 32-30 53-30 18 0 31 4 40 14 9 9 14 24 14 43v119h-29v-109c0-11-1-20-3-25s-5-9-11-12c-5-3-10-5-17-5-12 0-22 4-30 12s-12 21-12 39v100h-29v-112c0-13-3-23-8-29-4-7-12-10-23-10-8 0-16 2-23 7-7 4-12 10-15 18-3 9-5 21-5 36v90zm390-56 30 4c-5 18-13 31-26 41s-30 15-50 15c-25 0-45-8-59-24-15-15-23-37-23-65 0-29 8-51 23-67 14-16 34-24 58-24 23 0 42 7 56 23 15 16 22 38 22 66 0 2 0 5 0 8h-129c2 19 7 34 17 44 9 10 21 15 36 15 10 0 19-3 27-9 7-5 14-14 18-27zm-96-47h96c-1-14-5-25-11-32-9-12-21-17-36-17-13 0-25 4-34 13s-14 21-15 36zm160 103v-173h26v25c5-9 12-15 21-21 9-5 20-7 31-7 13 0 23 2 31 7 9 6 14 13 18 23 13-20 31-30 53-30 17 0 30 4 39 14 10 9 14 24 14 43v119h-29v-109c0-11-1-20-3-25-1-5-5-9-10-12s-11-5-18-5c-12 0-22 4-30 12s-12 21-12 39v100h-29v-112c0-13-2-23-7-29-5-7-13-10-24-10-8 0-15 2-23 7-6 4-11 10-15 18-3 9-4 21-4 36v90zm272-205v-33h29v33zm0 205v-173h29v173zm184 0v-22c-11 17-27 26-48 26-14 0-27-4-38-11-12-8-21-19-27-32-6-14-9-30-9-47s2-33 8-47 15-25 26-32c11-8 24-11 38-11 11 0 20 2 28 6s15 10 20 17v-85h29v238zm-93-86c0 22 5 38 14 49 10 11 21 17 33 17 13 0 24-6 33-16s13-26 13-48c0-23-4-41-13-51-9-12-21-17-34-17s-24 5-32 16c-9 10-14 27-14 50z">
          <text:p/>
        </draw:path>
        <draw:path draw:style-name="gr6" draw:layer="layout" svg:width="0.982cm" svg:height="0.307cm" svg:x="3.944cm" svg:y="1.3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draw:layer="layout" svg:width="1.249cm" svg:height="0.179cm" svg:x="0.369cm" svg:y="2.073cm" svg:viewBox="0 0 1250 180" svg:d="m0 125 29-5c2 12 6 21 13 27 8 6 18 9 32 9 13 0 23-3 29-8 7-6 10-12 10-19s-3-12-8-16c-4-2-14-6-30-10-22-5-37-10-45-14s-14-9-19-16c-4-7-6-15-6-23s2-15 5-22c4-6 9-12 15-16 4-3 10-6 18-8 8-3 16-4 25-4 14 0 26 2 36 6s18 9 23 16c5 6 8 15 10 26l-29 4c-1-9-5-15-11-20s-15-8-26-8c-14 0-24 2-29 7-6 4-9 9-9 15 0 4 2 8 4 11s6 5 11 7c3 1 12 4 26 8 20 5 35 10 43 13 8 4 15 9 19 16 5 6 7 15 7 25 0 9-3 19-8 27-6 9-14 16-25 20-11 5-23 7-36 7-23 0-40-4-52-14-11-9-19-23-22-41zm288 51v-25c-13 19-32 29-55 29-10 0-19-2-28-6s-16-8-20-14-7-13-9-22c-1-6-2-15-2-27v-107h30v96c0 15 0 25 1 30 2 8 6 14 12 18 6 5 14 7 22 7 9 0 17-2 25-7 8-4 13-10 16-18s5-19 5-34v-92h29v172zm68 0v-172h27v26c6-12 12-20 18-24s12-6 19-6c10 0 20 3 30 10l-10 27c-7-5-14-7-22-7-6 0-12 2-17 6s-8 9-11 16c-3 10-4 22-4 34v90zm109 0v-172h27v24c12-19 31-28 55-28 10 0 19 2 28 6 9 3 15 8 20 15 4 6 7 13 9 21 1 5 2 15 2 28v106h-30v-105c0-11-1-20-3-26s-6-11-12-14c-6-4-13-6-21-6-12 0-23 4-32 12s-13 23-13 45v94zm295-21c-11 9-22 16-32 20-10 3-21 5-32 5-19 0-33-4-44-13-10-10-15-22-15-36 0-9 2-16 6-23s9-13 15-17 13-7 21-10c6-1 14-3 26-4 24-3 41-6 52-10 0-4 0-7 0-8 0-12-3-20-8-25-8-6-19-10-33-10s-24 3-31 7c-6 5-11 14-14 26l-29-4c3-12 7-22 13-29 6-8 14-14 26-18 11-4 24-6 39-6s27 2 36 5c9 4 16 8 20 13 4 6 7 12 9 20 1 5 2 14 2 27v39c0 27 0 45 1 52 2 7 4 14 8 20h-31c-3-6-5-13-5-21zm-3-65c-11 4-26 8-48 11-12 2-20 3-25 6-5 2-9 5-12 9-2 4-4 9-4 14 0 8 3 15 9 20s15 8 26 8 21-3 30-8 15-12 19-20c4-7 5-17 5-29zm71 86v-172h27v24c5-8 12-15 21-20s19-8 31-8c13 0 23 3 31 8 9 5 14 13 18 22 13-20 31-30 53-30 17 0 30 5 39 14 10 10 14 24 14 44v118h-29v-108c0-12-1-20-3-25-2-6-5-10-10-13s-11-5-18-5c-12 0-22 4-30 12s-12 21-12 39v100h-29v-112c0-13-2-22-7-29-5-6-13-10-24-10-8 0-15 3-23 7-7 4-12 10-15 19-3 8-4 20-4 36v89zm391-55 30 4c-5 17-14 31-27 41-13 9-29 14-49 14-25 0-45-8-60-23-15-16-22-37-22-65 0-29 7-52 22-68s34-24 58-24c23 0 42 8 57 24 14 15 22 37 22 66 0 2 0 4-1 8h-128c1 19 6 33 16 43s22 15 36 15c11 0 20-3 27-8 8-6 14-15 19-27zm-96-47h96c-1-15-5-26-11-33-9-11-22-17-36-17s-25 5-34 14c-10 9-15 21-15 36z">
          <text:p/>
        </draw:path>
        <draw:path draw:style-name="gr6" draw:layer="layout" svg:width="3.242cm" svg:height="0.311cm" svg:x="3.935cm" svg:y="2.007cm" svg:viewBox="0 0 3243 312" svg:d="m121 179 29 4c-3 19-11 35-24 46s-29 17-48 17c-23 0-42-8-57-23-14-16-21-38-21-67 0-18 3-34 9-48s16-25 28-32c13-7 27-10 41-10 19 0 35 4 46 14 12 9 20 23 23 40l-28 5c-3-12-8-21-15-27-6-5-15-8-24-8-15 0-27 5-37 16-9 10-13 27-13 50s4 40 13 50c9 11 21 16 35 16 11 0 21-4 29-11 7-7 12-18 14-32zm51 63v-238h29v85c14-15 31-23 52-23 13 0 24 2 33 7s16 12 20 21 7 22 7 39v109h-30v-109c0-15-3-26-9-32-7-7-16-10-27-10-9 0-17 2-25 7-7 4-13 10-16 18s-5 18-5 32v94zm294-21c-11 9-21 16-31 19-10 4-21 6-32 6-19 0-34-5-44-14s-15-21-15-35c0-9 2-17 5-24 4-7 9-12 16-16 6-5 13-8 21-10 5-2 14-3 26-4 23-3 41-7 52-10 0-4 0-7 0-8 0-12-3-20-8-25-8-7-19-10-34-10-13 0-24 2-30 7-7 5-12 13-15 26l-28-4c2-13 7-22 12-30 7-7 15-13 26-17 12-4 25-6 40-6 14 0 26 1 35 5 10 3 16 8 21 13 4 5 7 12 9 20 1 5 1 14 1 27v39c0 27 1 44 2 51 1 8 4 14 8 21h-31c-3-6-5-13-6-21zm-2-65c-11 4-27 7-48 11-12 1-21 3-26 5-4 2-8 6-11 10s-4 9-4 14c0 8 3 14 9 19 6 6 14 8 26 8 11 0 21-2 30-7 8-5 15-12 19-20 3-7 5-17 5-30zm71 86v-173h26v27c7-13 13-21 19-24 5-4 12-6 19-6 9 0 19 3 30 9l-10 27c-8-4-15-6-22-6-6 0-12 2-17 6s-9 9-11 16c-3 10-5 21-5 34v90zm222-21c-11 9-22 16-32 19-10 4-21 6-32 6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8 4 14 8 21h-31c-3-6-5-13-5-21zm-3-65c-11 4-26 7-48 11-12 1-20 3-25 5s-9 6-12 10c-2 4-4 9-4 14 0 8 3 14 9 19 6 6 15 8 26 8s21-2 30-7 15-12 19-20c4-7 5-17 5-30zm184 23 29 4c-3 19-11 35-24 46s-29 17-48 17c-24 0-43-8-57-23-14-16-21-38-21-67 0-18 3-34 9-48s15-25 28-32 26-10 41-10c19 0 34 4 46 14 12 9 20 23 23 40l-28 5c-3-12-8-21-15-27-7-5-15-8-25-8-15 0-27 5-36 16-9 10-14 27-14 50s5 40 14 50c9 11 20 16 35 16 11 0 21-4 28-11 8-7 13-18 15-32zm115 37 4 26c-8 1-16 2-22 2-11 0-19-1-25-5-6-3-10-8-12-13-3-5-4-17-4-35v-99h-21v-23h21v-42l29-18v60h30v23h-30v101c0 8 1 14 2 16 1 3 2 4 5 6 2 1 5 2 10 2 3 0 7 0 13-1zm145-30 30 4c-5 18-14 31-27 41s-29 15-49 15c-25 0-45-8-60-23-15-16-22-38-22-66 0-29 7-51 22-67s34-24 58-24c23 0 42 7 57 23 14 16 22 38 22 67 0 1 0 4-1 7h-128c1 19 6 34 16 44s22 15 36 15c11 0 20-3 27-8 8-6 14-15 19-28zm-96-47h96c-1-14-5-25-11-32-9-12-22-17-37-17-13 0-24 4-33 13-10 9-15 21-15 36zm159 103v-173h26v27c7-13 13-21 19-24 5-4 11-6 18-6 10 0 20 3 30 9l-10 27c-7-4-14-6-21-6s-12 2-17 6-9 9-11 16c-3 10-5 21-5 34v90zm247 0-65-173h31l37 104c4 11 7 23 11 35 2-10 6-21 11-33l38-106h30l-65 173zm228-21c-11 9-21 16-31 19-10 4-21 6-32 6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 1 8 4 14 8 21h-31c-3-6-5-13-6-21zm-2-65c-11 4-27 7-48 11-12 1-21 3-25 5-5 2-9 6-12 10s-4 9-4 14c0 8 3 14 9 19 6 6 14 8 26 8 11 0 21-2 30-7s15-12 19-20c3-7 5-17 5-30zm71 86v-173h26v27c7-13 13-21 19-24 5-4 12-6 19-6 9 0 20 3 30 9l-10 27c-7-4-15-6-22-6-6 0-12 2-17 6s-9 9-11 16c-3 10-5 21-5 34v90zm108 66-3-27c6 2 11 3 16 3 7 0 12-2 16-4s7-5 9-9c2-3 5-10 9-22 1-1 2-4 3-7l-65-173h31l36 101c5 12 9 25 12 39 4-13 8-26 12-39l37-101h29l-65 176c-7 19-13 32-17 39-5 10-11 17-18 21-6 5-14 7-24 7-5 0-12-1-18-4zm164-271v-33h30v33zm0 205v-173h30v173zm73 0v-173h26v25c13-19 31-28 55-28 10 0 20 2 29 5 8 4 15 9 19 15s8 13 9 21c1 6 2 15 2 29v106h-29v-105c0-12-1-21-4-27-2-6-6-10-12-14-6-3-13-5-20-5-13 0-24 4-33 12s-13 23-13 45v94zm176 14 28 5c2 8 5 15 10 19 7 5 17 8 30 8 14 0 24-3 31-9 8-5 13-12 15-22 2-6 2-19 2-38-12 15-28 23-47 23-24 0-42-9-56-26-12-17-19-37-19-61 0-17 3-32 9-46s15-24 26-32 25-11 40-11c20 0 37 8 50 24v-21h27v149c0 27-3 47-8 58-6 11-14 20-26 26-12 7-27 10-44 10-20 0-37-5-50-14-12-9-18-23-18-42zm24-103c0 22 5 39 14 49 9 11 20 16 33 16 14 0 25-5 34-16 9-10 14-26 14-48 0-21-5-37-14-48-10-11-21-16-34-16s-24 5-33 16c-9 10-14 26-14 47zm219 159c-16-20-30-44-41-71-11-28-17-56-17-85 0-26 4-51 13-74 9-28 24-55 45-82h21c-13 22-22 38-26 48-7 15-12 31-16 47-5 20-7 40-7 61 0 52 16 104 49 156zm198-98v28h-157c0-7 1-14 3-20 4-11 10-22 19-32s22-22 39-36c25-21 43-38 52-50 9-13 14-25 14-36s-4-21-13-29c-8-8-19-12-32-12-14 0-25 4-34 13-8 8-13 20-13 35l-30-3c2-23 10-40 24-51 13-12 31-18 54-18 22 0 41 6 54 19s20 28 20 47c0 10-2 19-6 28s-11 19-20 29-24 24-44 42c-18 15-29 25-34 30s-9 11-13 16zm28-89c0-29 3-51 9-68 6-18 14-31 25-40 12-9 26-14 44-14 12 0 24 3 33 8 10 5 18 12 24 22s11 22 15 35c3 14 5 33 5 57 0 28-3 50-8 67-6 17-15 31-26 40s-26 14-43 14c-23 0-41-8-54-25-16-19-24-52-24-96zm30 0c0 39 5 65 14 78s20 19 34 19c13 0 24-6 34-19 9-14 13-39 13-78 0-40-4-66-13-79-10-12-21-19-35-19-13 0-24 6-32 17-10 15-15 41-15 81zm152 0c0-29 2-51 8-68 6-18 15-31 26-40s26-14 43-14c13 0 24 3 34 8 9 5 17 12 24 22 6 10 11 22 14 35 4 14 6 33 6 57 0 28-3 50-9 67s-14 31-26 40c-11 9-25 14-43 14-23 0-41-8-54-25-16-19-23-52-23-96zm30 0c0 39 4 65 13 78 10 13 21 19 34 19 14 0 25-6 34-19 9-14 14-39 14-78 0-40-5-66-14-79-9-12-20-19-34-19s-24 6-32 17c-10 15-15 41-15 81zm178 187h-20c32-52 48-104 48-156 0-20-2-41-7-61-4-16-9-31-15-46-5-10-13-26-26-49h20c21 27 36 54 46 82 8 23 12 48 12 74 0 29-6 57-17 85-11 27-25 51-41 71z">
          <text:p/>
        </draw:path>
        <draw:path draw:style-name="gr6" draw:layer="layout" svg:width="1.328cm" svg:height="0.245cm" svg:x="0.362cm" svg:y="2.719cm" svg:viewBox="0 0 1329 246" svg:d="m26 242v-150h-26v-23h26v-18c0-11 1-20 3-26 3-7 8-13 15-18s17-7 30-7c8 0 17 1 27 3l-4 25c-6-1-12-1-18-1-9 0-15 2-19 6-3 3-5 10-5 21v15h34v23h-34v150zm84-205v-33h29v33zm0 205v-173h29v173zm72 0v-173h26v27c7-13 13-21 19-24 5-4 12-6 19-6 9 0 19 3 30 9l-10 27c-8-4-15-6-22-6-6 0-12 2-17 6s-9 9-11 16c-3 10-5 21-5 34v90zm97-51 29-5c2 12 6 21 13 27 8 6 18 9 32 9 13 0 23-3 29-8 7-6 10-12 10-20 0-6-3-11-8-15-4-3-14-6-30-10-22-5-36-10-45-14-8-4-14-9-19-16-4-7-6-15-6-24 0-7 2-14 5-21 4-6 9-12 15-16 4-4 10-6 18-9 8-2 17-3 25-3 14 0 26 2 36 6 10 3 18 9 23 16 5 6 8 15 10 26l-29 4c-1-9-5-16-11-21s-15-7-26-7c-14 0-23 2-29 7-6 4-9 9-9 15 0 4 2 7 4 10s6 6 11 8c3 1 12 4 26 8 21 5 35 9 43 13 8 3 15 9 19 15 5 7 7 15 7 25s-2 19-8 28-14 15-25 20c-10 5-23 7-36 7-23 0-40-5-52-14-11-9-19-23-22-41zm239 25 4 26c-8 1-15 2-22 2-11 0-19-1-25-5-5-3-10-8-12-13s-3-17-3-35v-99h-22v-23h22v-42l29-18v60h29v23h-29v101c0 8 0 14 1 16 1 3 3 4 5 6 2 1 6 2 10 2 3 0 8 0 13-1zm27 26v-173h26v25c13-19 31-28 55-28 10 0 20 2 29 5 8 4 15 9 19 15s8 13 9 21c2 6 2 15 2 29v106h-29v-105c0-12-1-21-4-27-2-6-6-10-12-14-6-3-12-5-20-5-13 0-23 4-33 12-8 8-13 23-13 45v94zm294-21c-11 9-21 16-31 19-10 4-21 6-33 6-18 0-33-5-43-14s-15-21-15-35c0-9 1-17 5-24s9-12 15-16c6-5 14-8 21-10 6-2 15-3 26-4 24-3 41-7 53-10 0-4 0-7 0-8 0-12-3-20-9-25-7-7-18-10-33-10-14 0-24 2-30 7-7 5-12 13-15 26l-29-4c3-13 7-22 13-30 6-7 15-13 26-17s24-6 39-6 27 1 36 5c9 3 16 8 20 13 5 5 8 12 9 20 2 5 2 14 2 27v39c0 27 1 44 2 51 1 8 4 14 7 21h-30c-3-6-5-13-6-21zm-2-65c-11 4-27 7-48 11-12 1-21 3-26 5s-8 6-11 10-4 9-4 14c0 8 3 14 8 19 6 6 15 8 26 8 12 0 22-2 30-7 9-5 16-12 20-20 3-7 5-17 5-30zm71 86v-173h26v25c5-9 13-15 22-20 9-6 19-8 30-8 13 0 24 2 32 8 8 5 14 12 17 22 14-20 32-30 53-30 18 0 31 4 40 14 9 9 14 24 14 44v118h-30v-109c0-11 0-20-2-25s-6-9-11-12-10-5-17-5c-12 0-22 4-30 12s-12 21-12 39v100h-30v-112c0-13-2-23-7-29-4-7-12-10-23-10-8 0-16 2-23 7-7 4-12 10-15 18-3 9-5 21-5 37v89zm390-56 30 4c-5 18-13 31-26 41s-30 15-50 15c-25 0-45-8-60-23-14-16-22-38-22-66 0-29 8-51 22-67 15-16 35-24 59-24 23 0 42 7 56 23 15 16 22 38 22 67 0 1 0 4 0 7h-129c1 19 7 34 17 44 9 10 21 15 36 15 10 0 19-3 27-8 7-6 13-15 18-28zm-96-47h96c-1-14-5-25-11-32-9-12-21-17-36-17-13 0-25 4-34 13s-14 21-15 36z">
          <text:p/>
        </draw:path>
        <draw:path draw:style-name="gr6" draw:layer="layout" svg:width="3.242cm" svg:height="0.311cm" svg:x="3.935cm" svg:y="2.719cm" svg:viewBox="0 0 3243 312" svg:d="m121 179 29 4c-3 19-11 35-24 46s-29 17-48 17c-23 0-42-8-57-23-14-16-21-38-21-67 0-18 3-34 9-48s16-25 28-32c13-7 27-10 41-10 19 0 35 4 46 14 12 9 20 23 23 40l-28 5c-3-12-8-21-15-27-6-5-15-8-24-8-15 0-27 5-37 16-9 10-13 27-13 50s4 40 13 50c9 11 21 16 35 16 11 0 21-4 29-11 7-7 12-18 14-32zm51 63v-238h29v85c14-15 31-23 52-23 13 0 24 2 33 7s16 12 20 21 7 22 7 39v109h-30v-109c0-15-3-26-9-32-7-7-16-10-27-10-9 0-17 2-25 7-7 4-13 10-16 18s-5 18-5 32v94zm294-21c-11 9-21 16-31 19-10 4-21 6-32 6-19 0-34-5-44-14s-15-21-15-35c0-9 2-17 5-24 4-7 9-12 16-16 6-5 13-8 21-10 5-2 14-3 26-4 23-3 41-7 52-10 0-4 0-7 0-8 0-12-3-20-8-25-8-7-19-10-34-10-13 0-24 2-30 7-7 5-12 13-15 26l-28-4c2-13 7-22 12-30 7-7 15-13 26-17 12-4 25-6 40-6 14 0 26 1 35 5 10 3 16 8 21 13 4 5 7 12 9 20 1 5 1 14 1 27v39c0 27 1 44 2 51 1 8 4 14 8 21h-31c-3-6-5-13-6-21zm-2-65c-11 4-27 7-48 11-12 1-21 3-26 5-4 2-8 6-11 10s-4 9-4 14c0 8 3 14 9 19 6 6 14 8 26 8 11 0 21-2 30-7 8-5 15-12 19-20 3-7 5-17 5-30zm71 86v-173h26v27c7-13 13-21 19-24 5-4 12-6 19-6 9 0 19 3 30 9l-10 27c-8-4-15-6-22-6-6 0-12 2-17 6s-9 9-11 16c-3 10-5 21-5 34v90zm222-21c-11 9-22 16-32 19-10 4-21 6-32 6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8 4 14 8 21h-31c-3-6-5-13-5-21zm-3-65c-11 4-26 7-48 11-12 1-20 3-25 5s-9 6-12 10c-2 4-4 9-4 14 0 8 3 14 9 19 6 6 15 8 26 8s21-2 30-7 15-12 19-20c4-7 5-17 5-30zm184 23 29 4c-3 19-11 35-24 46s-29 17-48 17c-24 0-43-8-57-23-14-16-21-38-21-67 0-18 3-34 9-48s15-25 28-32 26-10 41-10c19 0 34 4 46 14 12 9 20 23 23 40l-28 5c-3-12-8-21-15-27-7-5-15-8-25-8-15 0-27 5-36 16-9 10-14 27-14 50s5 40 14 50c9 11 20 16 35 16 11 0 21-4 28-11 8-7 13-18 15-32zm115 37 4 26c-8 1-16 2-22 2-11 0-19-1-25-5-6-3-10-8-12-13-3-5-4-17-4-35v-99h-21v-23h21v-42l29-18v60h30v23h-30v101c0 8 1 14 2 16 1 3 2 4 5 6 2 1 5 2 10 2 3 0 7 0 13-1zm145-30 30 4c-5 18-14 31-27 41s-29 15-49 15c-25 0-45-8-60-23-15-16-22-38-22-66 0-29 7-51 22-67s34-24 58-24c23 0 42 7 57 23 14 16 22 38 22 67 0 1 0 4-1 7h-128c1 19 6 34 16 44s22 15 36 15c11 0 20-3 27-8 8-6 14-15 19-28zm-96-47h96c-1-14-5-25-11-32-9-12-22-17-37-17-13 0-24 4-33 13-10 9-15 21-15 36zm159 103v-173h26v27c7-13 13-21 19-24 5-4 11-6 18-6 10 0 20 3 30 9l-10 27c-7-4-14-6-21-6s-12 2-17 6-9 9-11 16c-3 10-5 21-5 34v90zm247 0-65-173h31l37 104c4 11 7 23 11 35 2-10 6-21 11-33l38-106h30l-65 173zm228-21c-11 9-21 16-31 19-10 4-21 6-32 6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 1 8 4 14 8 21h-31c-3-6-5-13-6-21zm-2-65c-11 4-27 7-48 11-12 1-21 3-25 5-5 2-9 6-12 10s-4 9-4 14c0 8 3 14 9 19 6 6 14 8 26 8 11 0 21-2 30-7s15-12 19-20c3-7 5-17 5-30zm71 86v-173h26v27c7-13 13-21 19-24 5-4 12-6 19-6 9 0 20 3 30 9l-10 27c-7-4-15-6-22-6-6 0-12 2-17 6s-9 9-11 16c-3 10-5 21-5 34v90zm108 66-3-27c6 2 11 3 16 3 7 0 12-2 16-4s7-5 9-9c2-3 5-10 9-22 1-1 2-4 3-7l-65-173h31l36 101c5 12 9 25 12 39 4-13 8-26 12-39l37-101h29l-65 176c-7 19-13 32-17 39-5 10-11 17-18 21-6 5-14 7-24 7-5 0-12-1-18-4zm164-271v-33h30v33zm0 205v-173h30v173zm73 0v-173h26v25c13-19 31-28 55-28 10 0 20 2 29 5 8 4 15 9 19 15s8 13 9 21c1 6 2 15 2 29v106h-29v-105c0-12-1-21-4-27-2-6-6-10-12-14-6-3-13-5-20-5-13 0-24 4-33 12s-13 23-13 45v94zm176 14 28 5c2 8 5 15 10 19 7 5 17 8 30 8 14 0 24-3 31-9 8-5 13-12 15-22 2-6 2-19 2-38-12 15-28 23-47 23-24 0-42-9-56-26-12-17-19-37-19-61 0-17 3-32 9-46s15-24 26-32 25-11 40-11c20 0 37 8 50 24v-21h27v149c0 27-3 47-8 58-6 11-14 20-26 26-12 7-27 10-44 10-20 0-37-5-50-14-12-9-18-23-18-42zm24-103c0 22 5 39 14 49 9 11 20 16 33 16 14 0 25-5 34-16 9-10 14-26 14-48 0-21-5-37-14-48-10-11-21-16-34-16s-24 5-33 16c-9 10-14 26-14 47zm219 159c-16-20-30-44-41-71-11-28-17-56-17-85 0-26 4-51 13-74 9-28 24-55 45-82h21c-13 22-22 38-26 48-7 15-12 31-16 47-5 20-7 40-7 61 0 52 16 104 49 156zm198-98v28h-157c0-7 1-14 3-20 4-11 10-22 19-32s22-22 39-36c25-21 43-38 52-50 9-13 14-25 14-36s-4-21-13-29c-8-8-19-12-32-12-14 0-25 4-34 13-8 8-13 20-13 35l-30-3c2-23 10-40 24-51 13-12 31-18 54-18 22 0 41 6 54 19s20 28 20 47c0 10-2 19-6 28s-11 19-20 29-24 24-44 42c-18 15-29 25-34 30s-9 11-13 16zm28-89c0-29 3-51 9-68 6-18 14-31 25-40 12-9 26-14 44-14 12 0 24 3 33 8 10 5 18 12 24 22s11 22 15 35c3 14 5 33 5 57 0 28-3 50-8 67-6 17-15 31-26 40s-26 14-43 14c-23 0-41-8-54-25-16-19-24-52-24-96zm30 0c0 39 5 65 14 78s20 19 34 19c13 0 24-6 34-19 9-14 13-39 13-78 0-40-4-66-13-79-10-12-21-19-35-19-13 0-24 6-32 17-10 15-15 41-15 81zm152 0c0-29 2-51 8-68 6-18 15-31 26-40s26-14 43-14c13 0 24 3 34 8 9 5 17 12 24 22 6 10 11 22 14 35 4 14 6 33 6 57 0 28-3 50-9 67s-14 31-26 40c-11 9-25 14-43 14-23 0-41-8-54-25-16-19-23-52-23-96zm30 0c0 39 4 65 13 78 10 13 21 19 34 19 14 0 25-6 34-19 9-14 14-39 14-78 0-40-5-66-14-79-9-12-20-19-34-19s-24 6-32 17c-10 15-15 41-15 81zm178 187h-20c32-52 48-104 48-156 0-20-2-41-7-61-4-16-9-31-15-46-5-10-13-26-26-49h20c21 27 36 54 46 82 8 23 12 48 12 74 0 29-6 57-17 85-11 27-25 51-41 71z">
          <text:p/>
        </draw:path>
        <draw:path draw:style-name="gr6" draw:layer="layout" svg:width="1.139cm" svg:height="0.241cm" svg:x="0.371cm" svg:y="3.434cm" svg:viewBox="0 0 1140 242" svg:d="m123 217c-11 9-22 15-32 19s-21 6-32 6c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s4 14 8 21h-31c-3-6-5-13-5-21zm-3-66c-11 5-26 8-48 11-12 2-20 4-25 6s-9 6-12 10c-2 4-4 9-4 14 0 8 3 14 9 19s15 8 26 8 21-2 30-7 15-12 19-21c3-6 5-16 5-29zm183 87v-22c-11 17-27 26-48 26-14 0-26-4-38-11-11-8-20-19-27-32-6-14-9-30-9-47s3-33 9-47c5-14 14-25 25-32 12-8 25-11 39-11 10 0 19 2 27 6 9 4 15 10 20 17v-85h29v238zm-92-86c0 22 4 38 14 49 9 11 20 17 33 17s23-6 32-16 14-26 14-48c0-23-5-41-14-51-9-12-20-17-34-17-12 0-23 5-32 16-9 10-13 27-13 50zm274 86v-22c-11 17-27 26-48 26-14 0-27-4-38-11-12-8-21-19-27-32-6-14-9-30-9-47s2-33 8-47 14-25 26-32c11-8 24-11 38-11 11 0 20 2 28 6s15 10 20 17v-85h29v238zm-93-86c0 22 5 38 14 49 10 11 21 17 33 17 13 0 24-6 33-16s13-26 13-48c0-23-4-41-13-51-9-12-21-17-34-17s-24 5-32 16c-9 10-14 27-14 50zm162 86v-173h27v27c6-13 12-21 18-24 6-4 12-6 19-6 10 0 20 3 30 9l-10 27c-7-4-14-6-22-6-6 0-12 2-17 6-5 3-8 9-11 15-3 11-4 22-4 35v90zm227-56 30 4c-4 18-13 31-26 41s-29 15-49 15c-25 0-45-8-60-24-15-15-22-37-22-65 0-29 7-51 22-67s34-24 58-24c23 0 42 7 57 23 14 16 22 38 22 66 0 2-1 5-1 8h-128c1 19 6 34 16 44s22 15 36 15c11 0 20-3 27-9 8-5 14-14 18-27zm-96-47h97c-2-14-5-25-11-32-10-12-22-17-37-17-13 0-24 4-34 13-9 9-14 21-15 36zm148 51 29-4c2 12 6 20 13 27 8 6 18 9 32 9 13 0 23-3 29-9 7-5 10-11 10-19 0-6-3-11-8-15-4-3-14-6-30-10-21-6-36-10-45-14-8-4-14-10-19-16-4-8-6-15-6-24 0-7 2-14 5-21 4-7 9-12 15-16 4-4 10-7 18-9s17-3 25-3c14 0 26 2 36 6 10 3 18 9 23 15 5 7 8 16 10 27l-29 4c-1-9-5-16-11-21s-15-7-26-7c-14 0-23 2-29 6-6 5-9 10-9 16 0 4 2 7 4 10s6 6 11 8c3 1 12 3 26 7 21 6 35 10 43 14 8 3 15 8 19 15 5 7 7 15 7 25s-2 19-8 28c-6 8-14 15-25 20-10 4-23 7-36 7-22 0-40-5-51-14-12-10-20-23-23-42zm163 0 29-4c2 12 6 20 14 27 7 6 18 9 31 9s23-3 30-9c6-5 10-11 10-19 0-6-3-11-9-15-4-3-14-6-30-10-21-6-36-10-45-14-8-4-14-10-18-16-5-8-7-15-7-24 0-7 2-14 5-21 4-7 9-12 15-16 5-4 11-7 19-9 7-2 16-3 25-3 13 0 25 2 36 6 10 3 17 9 22 15 5 7 8 16 10 27l-28 4c-2-9-5-16-12-21-6-5-15-7-26-7-14 0-23 2-29 6-5 5-8 10-8 16 0 4 1 7 3 10 3 3 6 6 11 8 3 1 12 3 26 7 21 6 35 10 43 14 9 3 15 8 20 15 4 7 7 15 7 25s-3 19-9 28c-5 8-14 15-24 20-11 4-23 7-37 7-22 0-39-5-51-14-12-10-19-23-23-42z">
          <text:p/>
        </draw:path>
        <draw:path draw:style-name="gr6" draw:layer="layout" svg:width="3.242cm" svg:height="0.311cm" svg:x="3.935cm" svg:y="3.43cm" svg:viewBox="0 0 3243 312" svg:d="m121 179 29 4c-3 19-11 35-24 46s-29 17-48 17c-23 0-42-8-57-23-14-16-21-38-21-67 0-18 3-34 9-48s16-25 28-32c13-7 27-10 41-10 19 0 35 4 46 14 12 9 20 23 23 40l-28 5c-3-12-8-21-15-27-6-5-15-8-24-8-15 0-27 5-37 16-9 10-13 27-13 50s4 40 13 50c9 11 21 16 35 16 11 0 21-4 29-11 7-7 12-18 14-32zm51 63v-238h29v85c14-15 31-23 52-23 13 0 24 2 33 7s16 12 20 21 7 22 7 39v109h-30v-109c0-15-3-26-9-32-7-7-16-10-27-10-9 0-17 2-25 7-7 4-13 10-16 18s-5 18-5 32v94zm294-21c-11 9-21 16-31 19-10 4-21 6-32 6-19 0-34-5-44-14s-15-21-15-35c0-9 2-17 5-24 4-7 9-12 16-16 6-5 13-8 21-10 5-2 14-3 26-4 23-3 41-7 52-10 0-4 0-7 0-8 0-12-3-20-8-25-8-7-19-10-34-10-13 0-24 2-30 7-7 5-12 13-15 26l-28-4c2-13 7-22 12-30 7-7 15-13 26-17 12-4 25-6 40-6 14 0 26 1 35 5 10 3 16 8 21 13 4 5 7 12 9 20 1 5 1 14 1 27v39c0 27 1 44 2 51 1 8 4 14 8 21h-31c-3-6-5-13-6-21zm-2-65c-11 4-27 7-48 11-12 1-21 3-26 5-4 2-8 6-11 10s-4 9-4 14c0 8 3 14 9 19 6 6 14 8 26 8 11 0 21-2 30-7 8-5 15-12 19-20 3-7 5-17 5-30zm71 86v-173h26v27c7-13 13-21 19-24 5-4 12-6 19-6 9 0 19 3 30 9l-10 27c-8-4-15-6-22-6-6 0-12 2-17 6s-9 9-11 16c-3 10-5 21-5 34v90zm222-21c-11 9-22 16-32 19-10 4-21 6-32 6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8 4 14 8 21h-31c-3-6-5-13-5-21zm-3-65c-11 4-26 7-48 11-12 1-20 3-25 5s-9 6-12 10c-2 4-4 9-4 14 0 8 3 14 9 19 6 6 15 8 26 8s21-2 30-7 15-12 19-20c4-7 5-17 5-30zm184 23 29 4c-3 19-11 35-24 46s-29 17-48 17c-24 0-43-8-57-23-14-16-21-38-21-67 0-18 3-34 9-48s15-25 28-32 26-10 41-10c19 0 34 4 46 14 12 9 20 23 23 40l-28 5c-3-12-8-21-15-27-7-5-15-8-25-8-15 0-27 5-36 16-9 10-14 27-14 50s5 40 14 50c9 11 20 16 35 16 11 0 21-4 28-11 8-7 13-18 15-32zm115 37 4 26c-8 1-16 2-22 2-11 0-19-1-25-5-6-3-10-8-12-13-3-5-4-17-4-35v-99h-21v-23h21v-42l29-18v60h30v23h-30v101c0 8 1 14 2 16 1 3 2 4 5 6 2 1 5 2 10 2 3 0 7 0 13-1zm145-30 30 4c-5 18-14 31-27 41s-29 15-49 15c-25 0-45-8-60-23-15-16-22-38-22-66 0-29 7-51 22-67s34-24 58-24c23 0 42 7 57 23 14 16 22 38 22 67 0 1 0 4-1 7h-128c1 19 6 34 16 44s22 15 36 15c11 0 20-3 27-8 8-6 14-15 19-28zm-96-47h96c-1-14-5-25-11-32-9-12-22-17-37-17-13 0-24 4-33 13-10 9-15 21-15 36zm159 103v-173h26v27c7-13 13-21 19-24 5-4 11-6 18-6 10 0 20 3 30 9l-10 27c-7-4-14-6-21-6s-12 2-17 6-9 9-11 16c-3 10-5 21-5 34v90zm247 0-65-173h31l37 104c4 11 7 23 11 35 2-10 6-21 11-33l38-106h30l-65 173zm228-21c-11 9-21 16-31 19-10 4-21 6-32 6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 1 8 4 14 8 21h-31c-3-6-5-13-6-21zm-2-65c-11 4-27 7-48 11-12 1-21 3-25 5-5 2-9 6-12 10s-4 9-4 14c0 8 3 14 9 19 6 6 14 8 26 8 11 0 21-2 30-7s15-12 19-20c3-7 5-17 5-30zm71 86v-173h26v27c7-13 13-21 19-24 5-4 12-6 19-6 9 0 20 3 30 9l-10 27c-7-4-15-6-22-6-6 0-12 2-17 6s-9 9-11 16c-3 10-5 21-5 34v90zm108 66-3-27c6 2 11 3 16 3 7 0 12-2 16-4s7-5 9-9c2-3 5-10 9-22 1-1 2-4 3-7l-65-173h31l36 101c5 12 9 25 12 39 4-13 8-26 12-39l37-101h29l-65 176c-7 19-13 32-17 39-5 10-11 17-18 21-6 5-14 7-24 7-5 0-12-1-18-4zm164-271v-33h30v33zm0 205v-173h30v173zm73 0v-173h26v25c13-19 31-28 55-28 10 0 20 2 29 5 8 4 15 9 19 15s8 13 9 21c1 6 2 15 2 29v106h-29v-105c0-12-1-21-4-27-2-6-6-10-12-14-6-3-13-5-20-5-13 0-24 4-33 12s-13 23-13 45v94zm176 14 28 5c2 8 5 15 10 19 7 5 17 8 30 8 14 0 24-3 31-9 8-5 13-12 15-22 2-6 2-19 2-38-12 15-28 23-47 23-24 0-42-9-56-26-12-17-19-37-19-61 0-17 3-32 9-46s15-24 26-32 25-11 40-11c20 0 37 8 50 24v-21h27v149c0 27-3 47-8 58-6 11-14 20-26 26-12 7-27 10-44 10-20 0-37-5-50-14-12-9-18-23-18-42zm24-103c0 22 5 39 14 49 9 11 20 16 33 16 14 0 25-5 34-16 9-10 14-26 14-48 0-21-5-37-14-48-10-11-21-16-34-16s-24 5-33 16c-9 10-14 26-14 47zm219 159c-16-20-30-44-41-71-11-28-17-56-17-85 0-26 4-51 13-74 9-28 24-55 45-82h21c-13 22-22 38-26 48-7 15-12 31-16 47-5 20-7 40-7 61 0 52 16 104 49 156zm45-133 29-4c3 17 9 29 17 36s18 11 29 11c14 0 26-5 35-14 10-10 15-22 15-36 0-13-5-24-14-33s-20-13-33-13c-6 0-12 1-21 3l4-25c1 0 3 0 4 0 13 0 24-3 34-10 10-6 15-16 15-30 0-10-4-19-11-26s-17-11-28-11-21 4-29 11c-7 7-12 18-14 32l-29-5c3-20 11-35 24-46 12-11 28-16 47-16 13 0 25 3 36 8 11 6 19 14 25 23 6 10 9 20 9 31 0 10-3 20-8 28-6 8-14 15-25 20 14 3 25 10 33 20 8 11 12 23 12 39 0 21-8 38-23 52-15 15-34 22-58 22-21 0-38-6-52-18-14-13-21-29-23-49zm181-54c0-29 3-51 9-68 6-18 14-31 25-40 12-9 26-14 44-14 12 0 24 3 33 8 10 5 18 12 24 22s11 22 15 35c3 14 5 33 5 57 0 28-3 50-8 67-6 17-15 31-26 40s-26 14-43 14c-23 0-41-8-54-25-16-19-24-52-24-96zm30 0c0 39 5 65 14 78s20 19 34 19c13 0 24-6 34-19 9-14 13-39 13-78 0-40-4-66-13-79-10-12-21-19-35-19-13 0-24 6-32 17-10 15-15 41-15 81zm152 0c0-29 2-51 8-68 6-18 15-31 26-40s26-14 43-14c13 0 24 3 34 8 9 5 17 12 24 22 6 10 11 22 14 35 4 14 6 33 6 57 0 28-3 50-9 67s-14 31-26 40c-11 9-25 14-43 14-23 0-41-8-54-25-16-19-23-52-23-96zm30 0c0 39 4 65 13 78 10 13 21 19 34 19 14 0 25-6 34-19 9-14 14-39 14-78 0-40-5-66-14-79-9-12-20-19-34-19s-24 6-32 17c-10 15-15 41-15 81zm178 187h-20c32-52 48-104 48-156 0-20-2-41-7-61-4-16-9-31-15-46-5-10-13-26-26-49h20c21 27 36 54 46 82 8 23 12 48 12 74 0 29-6 57-17 85-11 27-25 51-41 71z">
          <text:p/>
        </draw:path>
        <draw:path draw:style-name="gr6" draw:layer="layout" svg:width="1.107cm" svg:height="0.303cm" svg:x="0.365cm" svg:y="4.146cm" svg:viewBox="0 0 1108 304" svg:d="m0 238v-24l110-126c-13 1-24 1-33 1h-70v-24h140v20l-93 109-18 20c13-1 25-1 37-1h80v25zm179-205v-33h29v33zm0 205v-173h29v173zm72 66v-239h27v23c6-9 13-16 21-20s18-6 29-6c14 0 27 3 39 11 11 7 20 18 25 32 6 14 9 29 9 45 0 18-3 34-10 48-6 14-15 25-27 33-12 7-25 11-38 11-10 0-19-2-27-6-7-4-14-10-19-16v84zm27-151c0 22 4 38 13 49 9 10 20 16 33 16s24-6 33-17 14-28 14-51c0-22-5-38-14-49s-20-17-32-17-24 6-33 18c-10 12-14 29-14 51zm267 22 29 4c-3 19-11 35-24 46s-29 17-48 17c-23 0-42-8-57-23-14-16-21-38-21-67 0-18 3-35 9-48 6-14 16-25 28-32 13-7 27-10 41-10 19 0 34 4 46 14 12 9 20 23 23 40l-28 5c-3-12-8-21-15-27-7-5-15-8-25-8-14 0-26 5-36 15-9 11-13 28-13 50 0 24 4 40 13 51 9 10 21 16 35 16 11 0 21-4 29-11 7-7 12-18 14-32zm40-23c0-32 9-56 27-71 15-13 33-19 54-19 24 0 43 7 58 23s23 37 23 64c0 23-4 40-11 53-6 12-16 22-29 29-12 7-26 11-41 11-24 0-44-8-59-24-15-15-22-37-22-66zm30 0c0 22 5 38 15 49 9 11 21 17 36 17 14 0 27-6 36-17 10-11 14-28 14-50s-4-38-14-49-22-16-36-16c-15 0-27 5-36 16-10 11-15 28-15 50zm274 86v-22c-11 17-27 26-48 26-13 0-26-4-38-11-11-8-20-19-27-32-6-14-9-30-9-47s3-33 9-47c5-14 14-25 25-32 12-8 25-11 39-11 10 0 19 2 27 6 9 4 15 10 20 17v-85h29v238zm-92-86c0 22 5 38 14 49s20 17 33 17 24-6 32-16c9-10 14-26 14-48 0-23-5-41-14-51-9-12-20-17-33-17s-24 5-33 16c-9 10-13 27-13 50zm280 30 30 4c-4 18-13 31-26 41s-29 15-49 15c-26 0-46-8-60-24-15-15-23-37-23-65 0-29 8-51 23-67s34-24 58-24c23 0 42 7 56 23 15 16 22 38 22 66 0 2 0 5 0 8h-128c1 19 6 34 16 44 9 10 21 15 36 15 10 0 19-3 27-9 8-5 14-14 18-27zm-96-47h96c-1-14-4-25-10-32-10-12-22-17-37-17-13 0-24 4-34 13-9 9-14 21-15 36z">
          <text:p/>
        </draw:path>
        <draw:path draw:style-name="gr6" draw:layer="layout" svg:width="0.982cm" svg:height="0.307cm" svg:x="3.944cm" svg:y="4.146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draw:layer="layout" svg:width="1.417cm" svg:height="0.303cm" svg:x="0.364cm" svg:y="4.857cm" svg:viewBox="0 0 1418 304" svg:d="m80 212 4 26c-8 1-15 2-22 2-11 0-19-2-25-5-5-3-9-8-12-13-2-5-3-17-3-35v-99h-22v-23h22v-42l29-18v60h29v23h-29v101c0 8 0 14 1 16s3 4 5 6c3 1 6 2 10 2 3 0 8 0 13-1zm145-30 30 4c-5 18-14 31-26 41-13 10-30 15-50 15-25 0-45-8-60-24-14-15-22-37-22-65 0-29 8-51 22-67 15-16 35-24 59-24 23 0 42 7 56 23 15 16 22 38 22 66 0 2 0 5 0 8h-129c1 19 7 34 16 44 10 10 22 15 37 15 10 0 19-3 27-9 7-5 13-14 18-27zm-96-47h96c-1-14-5-25-11-32-9-12-21-17-36-17-13 0-25 4-34 13s-14 21-15 36zm159 103v-238h29v238zm191-56 30 4c-5 18-13 31-26 41s-30 15-50 15c-25 0-45-8-59-24-15-15-23-37-23-65 0-29 8-51 23-67 14-16 34-24 58-24 23 0 42 7 56 23 15 16 22 38 22 66 0 2 0 5 0 8h-129c2 19 7 34 17 44 9 10 21 15 36 15 10 0 19-3 27-9 7-5 14-14 18-27zm-96-47h96c-1-14-5-25-11-32-9-12-21-17-36-17-13 0-25 4-34 13s-14 21-15 36zm160 169v-239h26v23c7-9 14-16 21-20 8-4 18-6 29-6 15 0 28 3 39 11 11 7 20 18 26 32 5 14 8 29 8 45 0 18-3 34-9 48-7 14-16 25-28 33-12 7-25 11-38 11-10 0-19-2-26-6-8-4-14-10-19-16v84zm26-151c0 22 5 38 13 49 10 10 20 16 33 16s24-6 33-17c10-11 14-28 14-51 0-22-4-38-13-49s-20-17-33-17c-12 0-23 6-33 18-9 12-14 29-14 51zm155 85v-238h29v85c14-16 31-23 52-23 13 0 24 2 33 7 10 5 16 12 20 21 5 9 7 22 7 39v109h-30v-109c0-15-3-26-9-32-7-7-15-10-27-10-9 0-17 2-25 7-7 4-12 10-16 18-3 7-5 18-5 32v94zm171-86c0-32 9-56 27-71 14-13 32-19 54-19 23 0 43 7 58 23s22 37 22 64c0 23-3 40-10 53-6 12-16 22-29 29-12 7-26 11-41 11-24 0-44-8-59-24-15-15-22-37-22-66zm30 0c0 22 5 38 14 49 10 11 22 17 37 17 14 0 26-6 36-17 9-11 14-28 14-50s-5-38-14-49c-10-11-22-16-36-16-15 0-27 5-37 16-9 11-14 28-14 50zm162 86v-173h27v25c12-19 31-28 54-28 11 0 20 1 29 5s15 9 20 15c4 6 7 13 9 21 1 6 2 15 2 29v106h-30v-105c0-12-1-21-3-27s-6-10-12-14c-6-3-13-5-21-5-12 0-23 4-32 12s-13 23-13 45v94zm300-56 30 4c-5 18-14 31-26 41-13 10-30 15-50 15-25 0-45-8-60-24-14-15-22-37-22-65 0-29 8-51 22-67 15-16 35-24 59-24 23 0 42 7 56 23 15 16 22 38 22 66 0 2 0 5 0 8h-129c1 19 7 34 16 44 10 10 22 15 37 15 10 0 19-3 27-9 7-5 13-14 18-27zm-96-47h96c-1-14-5-25-11-32-9-12-21-17-36-17-13 0-25 4-34 13s-14 21-15 36z">
          <text:p/>
        </draw:path>
        <draw:path draw:style-name="gr6" draw:layer="layout" svg:width="3.061cm" svg:height="0.311cm" svg:x="3.935cm" svg:y="4.853cm" svg:viewBox="0 0 3062 312" svg:d="m121 179 29 4c-3 19-11 35-24 46s-29 17-48 17c-23 0-42-8-57-23-14-16-21-38-21-67 0-18 3-34 9-48s16-25 28-32c13-7 27-10 41-10 19 0 35 4 46 14 12 9 20 23 23 40l-28 5c-3-12-8-21-15-27-6-5-15-8-24-8-15 0-27 5-37 16-9 10-13 27-13 50s4 40 13 50c9 11 21 16 35 16 11 0 21-4 29-11 7-7 12-18 14-32zm51 63v-238h29v85c14-15 31-23 52-23 13 0 24 2 33 7s16 12 20 21 7 22 7 39v109h-30v-109c0-15-3-26-9-32-7-7-16-10-27-10-9 0-17 2-25 7-7 4-13 10-16 18s-5 18-5 32v94zm294-21c-11 9-21 16-31 19-10 4-21 6-32 6-19 0-34-5-44-14s-15-21-15-35c0-9 2-17 5-24 4-7 9-12 16-16 6-5 13-8 21-10 5-2 14-3 26-4 23-3 41-7 52-10 0-4 0-7 0-8 0-12-3-20-8-25-8-7-19-10-34-10-13 0-24 2-30 7-7 5-12 13-15 26l-28-4c2-13 7-22 12-30 7-7 15-13 26-17 12-4 25-6 40-6 14 0 26 1 35 5 10 3 16 8 21 13 4 5 7 12 9 20 1 5 1 14 1 27v39c0 27 1 44 2 51 1 8 4 14 8 21h-31c-3-6-5-13-6-21zm-2-65c-11 4-27 7-48 11-12 1-21 3-26 5-4 2-8 6-11 10s-4 9-4 14c0 8 3 14 9 19 6 6 14 8 26 8 11 0 21-2 30-7 8-5 15-12 19-20 3-7 5-17 5-30zm71 86v-173h26v27c7-13 13-21 19-24 5-4 12-6 19-6 9 0 19 3 30 9l-10 27c-8-4-15-6-22-6-6 0-12 2-17 6s-9 9-11 16c-3 10-5 21-5 34v90zm222-21c-11 9-22 16-32 19-10 4-21 6-32 6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8 4 14 8 21h-31c-3-6-5-13-5-21zm-3-65c-11 4-26 7-48 11-12 1-20 3-25 5s-9 6-12 10c-2 4-4 9-4 14 0 8 3 14 9 19 6 6 15 8 26 8s21-2 30-7 15-12 19-20c4-7 5-17 5-30zm184 23 29 4c-3 19-11 35-24 46s-29 17-48 17c-24 0-43-8-57-23-14-16-21-38-21-67 0-18 3-34 9-48s15-25 28-32 26-10 41-10c19 0 34 4 46 14 12 9 20 23 23 40l-28 5c-3-12-8-21-15-27-7-5-15-8-25-8-15 0-27 5-36 16-9 10-14 27-14 50s5 40 14 50c9 11 20 16 35 16 11 0 21-4 28-11 8-7 13-18 15-32zm115 37 4 26c-8 1-16 2-22 2-11 0-19-1-25-5-6-3-10-8-12-13-3-5-4-17-4-35v-99h-21v-23h21v-42l29-18v60h30v23h-30v101c0 8 1 14 2 16 1 3 2 4 5 6 2 1 5 2 10 2 3 0 7 0 13-1zm145-30 30 4c-5 18-14 31-27 41s-29 15-49 15c-25 0-45-8-60-23-15-16-22-38-22-66 0-29 7-51 22-67s34-24 58-24c23 0 42 7 57 23 14 16 22 38 22 67 0 1 0 4-1 7h-128c1 19 6 34 16 44s22 15 36 15c11 0 20-3 27-8 8-6 14-15 19-28zm-96-47h96c-1-14-5-25-11-32-9-12-22-17-37-17-13 0-24 4-33 13-10 9-15 21-15 36zm159 103v-173h26v27c7-13 13-21 19-24 5-4 11-6 18-6 10 0 20 3 30 9l-10 27c-7-4-14-6-21-6s-12 2-17 6-9 9-11 16c-3 10-5 21-5 34v90zm247 0-65-173h31l37 104c4 11 7 23 11 35 2-10 6-21 11-33l38-106h30l-65 173zm228-21c-11 9-21 16-31 19-10 4-21 6-32 6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 1 8 4 14 8 21h-31c-3-6-5-13-6-21zm-2-65c-11 4-27 7-48 11-12 1-21 3-25 5-5 2-9 6-12 10s-4 9-4 14c0 8 3 14 9 19 6 6 14 8 26 8 11 0 21-2 30-7s15-12 19-20c3-7 5-17 5-30zm71 86v-173h26v27c7-13 13-21 19-24 5-4 12-6 19-6 9 0 20 3 30 9l-10 27c-7-4-15-6-22-6-6 0-12 2-17 6s-9 9-11 16c-3 10-5 21-5 34v90zm108 66-3-27c6 2 11 3 16 3 7 0 12-2 16-4s7-5 9-9c2-3 5-10 9-22 1-1 2-4 3-7l-65-173h31l36 101c5 12 9 25 12 39 4-13 8-26 12-39l37-101h29l-65 176c-7 19-13 32-17 39-5 10-11 17-18 21-6 5-14 7-24 7-5 0-12-1-18-4zm164-271v-33h30v33zm0 205v-173h30v173zm73 0v-173h26v25c13-19 31-28 55-28 10 0 20 2 29 5 8 4 15 9 19 15s8 13 9 21c1 6 2 15 2 29v106h-29v-105c0-12-1-21-4-27-2-6-6-10-12-14-6-3-13-5-20-5-13 0-24 4-33 12s-13 23-13 45v94zm176 14 28 5c2 8 5 15 10 19 7 5 17 8 30 8 14 0 24-3 31-9 8-5 13-12 15-22 2-6 2-19 2-38-12 15-28 23-47 23-24 0-42-9-56-26-12-17-19-37-19-61 0-17 3-32 9-46s15-24 26-32 25-11 40-11c20 0 37 8 50 24v-21h27v149c0 27-3 47-8 58-6 11-14 20-26 26-12 7-27 10-44 10-20 0-37-5-50-14-12-9-18-23-18-42zm24-103c0 22 5 39 14 49 9 11 20 16 33 16 14 0 25-5 34-16 9-10 14-26 14-48 0-21-5-37-14-48-10-11-21-16-34-16s-24 5-33 16c-9 10-14 26-14 47zm219 159c-16-20-30-44-41-71-11-28-17-56-17-85 0-26 4-51 13-74 9-28 24-55 45-82h21c-13 22-22 38-26 48-7 15-12 31-16 47-5 20-7 40-7 61 0 52 16 104 49 156zm198-98v28h-157c0-7 1-14 3-20 4-11 10-22 19-32s22-22 39-36c25-21 43-38 52-50 9-13 14-25 14-36s-4-21-13-29c-8-8-19-12-32-12-14 0-25 4-34 13-8 8-13 20-13 35l-30-3c2-23 10-40 24-51 13-12 31-18 54-18 22 0 41 6 54 19s20 28 20 47c0 10-2 19-6 28s-11 19-20 29-24 24-44 42c-18 15-29 25-34 30s-9 11-13 16zm28-89c0-29 3-51 9-68 6-18 14-31 25-40 12-9 26-14 44-14 12 0 24 3 33 8 10 5 18 12 24 22s11 22 15 35c3 14 5 33 5 57 0 28-3 50-8 67-6 17-15 31-26 40s-26 14-43 14c-23 0-41-8-54-25-16-19-24-52-24-96zm30 0c0 39 5 65 14 78s20 19 34 19c13 0 24-6 34-19 9-14 13-39 13-78 0-40-4-66-13-79-10-12-21-19-35-19-13 0-24 6-32 17-10 15-15 41-15 81zm179 187h-21c32-52 48-104 48-156 0-20-2-41-6-61-4-16-9-31-16-46-4-10-13-26-26-49h21c20 27 35 54 45 82 8 23 13 48 13 74 0 29-6 57-17 85-12 27-25 51-41 71z">
          <text:p/>
        </draw:path>
        <draw:path draw:style-name="gr6" draw:layer="layout" svg:width="2.409cm" svg:height="0.307cm" svg:x="0.38cm" svg:y="5.568cm" svg:viewBox="0 0 2410 308" svg:d="m0 238v-173h26v27c7-13 13-21 19-24 5-4 12-6 19-6 10 0 20 3 30 9l-10 27c-7-4-15-6-22-6-6 0-12 2-17 6-5 3-9 9-11 15-3 11-5 22-5 35v90zm227-56 30 4c-5 18-13 31-26 41s-29 15-50 15c-25 0-45-8-59-24-15-15-23-37-23-65 0-29 8-51 23-67s34-24 58-24c23 0 42 7 56 23 15 16 22 38 22 66 0 2 0 5 0 8h-128c1 19 6 34 16 44 9 10 21 15 36 15 10 0 19-3 27-9 7-5 14-14 18-27zm-96-47h96c-1-14-5-25-11-32-9-12-21-17-36-17-13 0-25 4-34 13s-14 21-15 36zm272 40 29 4c-3 19-11 35-24 46s-29 17-48 17c-23 0-42-8-57-23-14-16-21-38-21-67 0-18 3-35 9-48 6-14 15-25 28-32s27-10 41-10c19 0 34 4 46 14 12 9 20 23 23 40l-28 5c-3-12-8-21-15-27-7-5-15-8-25-8-14 0-26 5-36 15-9 11-13 28-13 50 0 24 4 40 13 51 9 10 21 16 35 16 11 0 21-4 28-11 8-7 13-18 15-32zm40-23c0-32 9-56 27-71 14-13 32-19 54-19 24 0 43 7 58 23s22 37 22 64c0 23-3 40-10 53-6 12-16 22-29 29-12 7-26 11-41 11-24 0-44-8-59-24-15-15-22-37-22-66zm30 0c0 22 5 38 14 49 10 11 22 17 37 17 14 0 26-6 36-17s14-28 14-50-4-38-14-49-22-16-36-16c-15 0-27 5-37 16-9 11-14 28-14 50zm162 86v-173h27v25c5-9 12-15 21-21 9-5 19-7 31-7 13 0 23 2 31 7 9 6 14 13 18 23 13-20 31-30 53-30 17 0 30 4 39 14 10 9 14 24 14 43v119h-29v-109c0-11-1-20-3-25s-5-9-10-12-11-5-18-5c-12 0-22 4-30 12s-12 21-12 39v100h-29v-112c0-13-2-23-7-29-5-7-13-10-24-10-8 0-16 2-23 7-7 4-12 10-15 18-3 9-4 21-4 36v90zm272 0v-173h27v25c5-9 12-15 21-21 9-5 19-7 31-7 13 0 23 2 31 7 8 6 14 13 18 23 13-20 31-30 53-30 17 0 30 4 39 14 9 9 14 24 14 43v119h-29v-109c0-11-1-20-3-25s-5-9-10-12-11-5-18-5c-12 0-22 4-30 12s-12 21-12 39v100h-29v-112c0-13-2-23-7-29-5-7-13-10-24-10-8 0-16 2-23 7-7 4-12 10-15 18-3 9-4 21-4 36v90zm390-56 31 4c-5 18-14 31-27 41s-29 15-49 15c-25 0-45-8-60-24-15-15-22-37-22-65 0-29 7-51 22-67s34-24 58-24c23 0 42 7 57 23 14 16 22 38 22 66 0 2 0 5-1 8h-128c1 19 6 34 16 44s22 15 36 15c11 0 20-3 27-9 8-5 14-14 18-27zm-96-47h97c-2-14-5-25-11-32-10-12-22-17-37-17-13 0-24 4-33 13-10 9-15 21-16 36zm160 103v-173h26v25c13-19 31-28 55-28 10 0 20 1 29 5s15 9 19 15c5 6 8 13 10 21 1 6 1 15 1 29v106h-29v-105c0-12-1-21-4-27-2-6-6-10-12-14-6-3-12-5-20-5-13 0-23 4-32 12s-14 23-14 45v94zm293 0v-22c-11 17-27 26-48 26-13 0-26-4-38-11-11-8-20-19-27-32-6-14-9-30-9-47s3-33 9-47c5-14 14-25 25-32 12-8 25-11 39-11 10 0 19 2 27 6 9 4 15 10 20 17v-85h29v238zm-92-86c0 22 5 38 14 49s20 17 33 17 24-6 32-16c9-10 14-26 14-48 0-23-5-41-14-51-9-12-20-17-33-17s-24 5-33 16c-9 10-13 27-13 50zm280 30 30 4c-4 18-13 31-26 41s-29 15-49 15c-26 0-46-8-60-24-15-15-23-37-23-65 0-29 8-51 23-67s34-24 58-24c23 0 42 7 56 23 15 16 22 38 22 66 0 2 0 5 0 8h-128c1 19 6 34 16 44 9 10 21 15 36 15 10 0 19-3 27-9 8-5 14-14 18-27zm-96-47h96c-1-14-4-25-10-32-10-12-22-17-37-17-13 0-24 4-34 13-9 9-14 21-15 36zm271 103v-22c-10 17-27 26-48 26-13 0-26-4-38-11-11-8-20-19-26-32-7-14-10-30-10-47s3-33 9-47 14-25 25-32c12-8 25-11 39-11 10 0 20 2 28 6s14 10 20 17v-85h29v238zm-92-86c0 22 5 38 14 49s20 17 33 17 24-6 33-16 13-26 13-48c0-23-5-41-14-51-9-12-20-17-33-17s-24 5-33 16c-9 10-13 27-13 50zm189 86h-27v-238h29v85c13-16 28-23 47-23 11 0 21 2 31 6 9 4 17 10 23 18s11 17 14 28c4 11 5 23 5 35 0 30-7 52-21 69-15 16-32 24-53 24-20 0-36-9-48-26zm0-88c0 21 3 36 8 45 9 15 22 23 38 23 12 0 23-6 33-17 9-11 14-27 14-50 0-22-5-39-14-49-9-11-19-16-32-16s-24 5-33 16-14 27-14 48zm153 154-3-27c7 2 12 2 17 2 6 0 12-1 15-3 4-2 8-5 10-9 2-3 5-10 9-22 1-1 1-4 3-7l-66-173h32l36 100c4 13 9 26 12 40 3-13 7-26 12-39l37-101h29l-65 176c-7 19-13 32-17 39-5 10-11 17-18 21-6 5-14 7-24 7-5 0-12-1-19-4z">
          <text:p/>
        </draw:path>
        <draw:path draw:style-name="gr6" draw:layer="layout" svg:width="0.982cm" svg:height="0.307cm" svg:x="3.944cm" svg:y="5.568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draw:layer="layout" svg:width="1.148cm" svg:height="0.307cm" svg:x="0.343cm" svg:y="6.28cm" svg:viewBox="0 0 1149 308" svg:d="m37 34v-34h29v34zm-37 271 5-25c6 1 11 2 14 2 6 0 11-2 14-6s4-13 4-29v-182h29v182c0 22-3 36-8 45-7 11-19 16-35 16-8 0-16-1-23-3zm99-153c0-32 9-56 27-71 14-13 32-19 54-19 23 0 43 7 58 23s22 37 22 64c0 23-3 40-10 53-6 12-16 22-29 29-12 7-26 11-41 11-24 0-44-8-59-24-15-15-22-37-22-66zm30 0c0 22 5 38 14 49 10 11 22 17 37 17 14 0 26-6 36-17 9-11 14-28 14-50s-5-38-14-49c-10-11-22-16-36-16-15 0-27 5-37 16-9 11-14 28-14 50zm163-119v-33h29v33zm0 205v-173h29v173zm72 0v-173h26v25c13-19 31-28 55-28 10 0 20 1 29 5s15 9 19 15c5 6 8 13 9 21 2 6 2 15 2 29v106h-29v-105c0-12-1-21-4-27-2-6-6-10-12-14-6-3-12-5-20-5-13 0-23 4-33 12-8 8-13 23-13 45v94zm293 0v-22c-11 17-27 26-48 26-14 0-26-4-38-11-11-8-20-19-27-32-6-14-9-30-9-47s3-33 8-47c6-14 15-25 26-32 12-8 25-11 39-11 10 0 19 2 27 6 9 4 15 10 20 17v-85h29v238zm-92-86c0 22 4 38 14 49 9 11 20 17 33 17s23-6 32-16 14-26 14-48c0-23-5-41-14-51-9-12-20-17-34-17-12 0-23 5-32 16-9 10-13 27-13 50zm275 65c-11 9-22 15-32 19s-21 6-32 6c-19 0-33-5-44-14-10-9-15-21-15-36 0-8 2-16 6-23s9-12 15-16c6-5 13-8 21-10 6-2 14-3 26-4 24-3 41-7 52-10 0-4 0-7 0-8 0-12-3-20-8-25-8-7-19-10-33-10s-24 2-31 7c-6 5-11 13-14 26l-29-4c3-13 7-22 13-30 6-7 14-13 26-17 11-4 24-6 39-6s27 1 36 5c9 3 16 8 20 13s7 12 9 20c1 5 2 14 2 27v39c0 27 0 44 1 51 2 7 4 14 8 21h-31c-3-6-5-13-5-21zm-3-66c-10 5-26 8-48 11-12 2-20 4-25 6s-9 6-12 10c-2 4-4 9-4 14 0 8 3 14 9 19s15 8 26 8 21-2 30-7 15-12 20-21c3-6 4-16 4-29zm136 61 4 26c-9 1-16 2-23 2-10 0-18-2-24-5s-10-8-12-13c-3-5-4-17-4-35v-99h-22v-23h22v-42l29-18v60h30v23h-30v101c0 8 0 14 1 16s3 4 6 6c2 1 5 2 10 2 3 0 7 0 13-1zm144-30 30 4c-4 18-13 31-26 41s-29 15-49 15c-25 0-45-8-60-24-15-15-22-37-22-65 0-29 7-51 22-67s34-24 58-24c23 0 42 7 57 23 14 16 22 38 22 66 0 2-1 5-1 8h-128c1 19 6 34 16 44s22 15 36 15c11 0 20-3 27-9 8-5 14-14 18-27zm-96-47h97c-2-14-5-25-11-32-10-12-22-17-37-17-13 0-24 4-34 13-9 9-14 21-15 36z">
          <text:p/>
        </draw:path>
        <draw:path draw:style-name="gr6" draw:layer="layout" svg:width="1.489cm" svg:height="0.303cm" svg:x="3.928cm" svg:y="6.28cm" svg:viewBox="0 0 1490 304" svg:d="m80 212 4 26c-8 1-15 2-22 2-11 0-19-2-25-5-5-3-9-8-12-13-2-5-3-17-3-35v-99h-22v-23h22v-42l29-18v60h29v23h-29v101c0 8 0 14 1 16s3 4 5 6c3 1 6 2 10 2 3 0 8 0 13-1zm27-179v-33h29v33zm0 205v-173h29v173zm72 0v-173h27v25c5-9 12-15 21-21 9-5 19-7 31-7 13 0 23 2 31 7 9 6 14 13 18 23 13-20 31-30 53-30 17 0 30 4 39 14 10 9 14 24 14 43v119h-29v-109c0-11-1-20-3-25s-5-9-10-12-11-5-18-5c-12 0-22 4-30 12s-12 21-12 39v100h-29v-112c0-13-2-23-7-29-5-7-13-10-24-10-8 0-16 2-23 7-7 4-12 10-15 18-3 9-4 21-4 36v90zm390-56 31 4c-5 18-14 31-27 41s-29 15-49 15c-25 0-45-8-60-24-15-15-22-37-22-65 0-29 7-51 22-67s34-24 58-24c23 0 42 7 57 23 14 16 22 38 22 66 0 2 0 5-1 8h-128c1 19 6 34 16 44s22 15 36 15c11 0 20-3 27-9 8-5 14-14 18-27zm-96-47h97c-2-14-5-25-11-32-9-12-22-17-37-17-13 0-24 4-33 13-10 9-15 21-16 36zm148 51 29-4c2 12 6 20 14 27 7 6 17 9 31 9 13 0 23-3 30-9 6-5 9-11 9-19 0-6-2-11-8-15-4-3-14-6-30-10-21-6-36-10-45-14-8-4-14-10-19-16-4-8-6-15-6-24 0-7 2-14 5-21 4-7 9-12 15-16 4-4 11-7 18-9 8-2 17-3 26-3 13 0 25 2 35 6 11 3 18 9 23 15 5 7 8 16 10 27l-29 4c-1-9-5-16-11-21s-15-7-26-7c-14 0-23 2-29 6-6 5-8 10-8 16 0 4 1 7 3 10s6 6 11 8c3 1 12 3 26 7 21 6 35 10 43 14 8 3 15 8 19 15 5 7 7 15 7 25s-2 19-8 28c-6 8-14 15-25 20-10 4-23 7-36 7-22 0-40-5-51-14-12-10-20-23-23-42zm239 26 4 26c-8 1-15 2-22 2-10 0-19-2-25-5-5-3-9-8-12-13-2-5-3-17-3-35v-99h-22v-23h22v-42l29-18v60h29v23h-29v101c0 8 0 14 1 16s3 4 5 6c3 1 6 2 10 2 3 0 8 0 13-1zm140 5c-11 9-22 15-32 19s-21 6-32 6c-19 0-33-5-44-14-10-9-15-21-15-36 0-8 2-16 6-23s9-12 15-16c6-5 13-8 21-10 6-2 14-3 26-4 24-3 41-7 52-10 0-4 0-7 0-8 0-12-3-20-8-25-8-7-19-10-34-10-13 0-23 2-30 7-6 5-11 13-14 26l-29-4c3-13 7-22 13-30 6-7 14-13 25-17 12-4 25-6 40-6s27 1 36 5c9 3 16 8 20 13s7 12 9 20c1 5 2 14 2 27v39c0 27 0 44 1 51 2 7 4 14 8 21h-31c-3-6-5-13-5-21zm-3-66c-11 5-26 8-48 11-12 2-20 4-25 6s-9 6-12 10c-2 4-4 9-4 14 0 8 3 14 9 19s15 8 26 8 21-2 30-7 15-12 19-21c4-6 5-16 5-29zm71 87v-173h27v25c5-9 12-15 21-21 9-5 19-7 31-7 13 0 23 2 31 7 9 6 14 13 18 23 13-20 31-30 53-30 17 0 30 4 39 14 10 9 14 24 14 43v119h-29v-109c0-11-1-20-3-25s-5-9-10-12-11-5-18-5c-12 0-22 4-30 12s-12 21-12 39v100h-29v-112c0-13-2-23-7-29-5-7-13-10-24-10-8 0-16 2-23 7-7 4-12 10-15 18-3 9-4 21-4 36v90zm272 66v-239h27v23c6-9 13-16 21-20s18-6 29-6c15 0 28 3 39 11 11 7 20 18 25 32 6 14 9 29 9 45 0 18-3 34-9 48-7 14-16 25-28 33-12 7-25 11-38 11-10 0-19-2-26-6-8-4-14-10-19-16v84zm27-151c0 22 4 38 13 49 9 10 20 16 33 16s24-6 33-17c10-11 14-28 14-51 0-22-4-38-14-49-8-11-19-17-32-17-12 0-23 6-33 18-9 12-14 29-14 51z">
          <text:p/>
        </draw:path>
        <draw:polygon draw:style-name="gr8" draw:layer="layout" svg:width="4.269cm" svg:height="0.71cm" svg:x="17.551cm" svg:y="1.939cm" svg:viewBox="0 0 4270 711" draw:points="0,0 4270,0 4270,711 0,711">
          <text:p/>
        </draw:polygon>
        <draw:polygon draw:style-name="gr8" draw:layer="layout" svg:width="4.269cm" svg:height="0.71cm" svg:x="21.821cm" svg:y="1.939cm" svg:viewBox="0 0 4270 711" draw:points="0,0 4270,0 4270,711 0,711">
          <text:p/>
        </draw:polygon>
        <draw:polygon draw:style-name="gr8" draw:layer="layout" svg:width="4.269cm" svg:height="0.71cm" svg:x="17.551cm" svg:y="2.65cm" svg:viewBox="0 0 4270 711" draw:points="0,0 4270,0 4270,711 0,711">
          <text:p/>
        </draw:polygon>
        <draw:polygon draw:style-name="gr8" draw:layer="layout" svg:width="4.269cm" svg:height="0.71cm" svg:x="21.821cm" svg:y="2.65cm" svg:viewBox="0 0 4270 711" draw:points="0,0 4270,0 4270,711 0,711">
          <text:p/>
        </draw:polygon>
        <draw:polygon draw:style-name="gr8" draw:layer="layout" svg:width="4.269cm" svg:height="0.71cm" svg:x="17.551cm" svg:y="3.361cm" svg:viewBox="0 0 4270 711" draw:points="0,0 4270,0 4270,711 0,711">
          <text:p/>
        </draw:polygon>
        <draw:polygon draw:style-name="gr8" draw:layer="layout" svg:width="4.269cm" svg:height="0.71cm" svg:x="21.821cm" svg:y="3.361cm" svg:viewBox="0 0 4270 711" draw:points="0,0 4270,0 4270,711 0,711">
          <text:p/>
        </draw:polygon>
        <draw:polygon draw:style-name="gr8" draw:layer="layout" svg:width="4.269cm" svg:height="0.71cm" svg:x="17.551cm" svg:y="4.073cm" svg:viewBox="0 0 4270 711" draw:points="0,0 4270,0 4270,711 0,711">
          <text:p/>
        </draw:polygon>
        <draw:polygon draw:style-name="gr8" draw:layer="layout" svg:width="4.269cm" svg:height="0.71cm" svg:x="21.821cm" svg:y="4.073cm" svg:viewBox="0 0 4270 711" draw:points="0,0 4270,0 4270,711 0,711">
          <text:p/>
        </draw:polygon>
        <draw:polygon draw:style-name="gr8" draw:layer="layout" svg:width="4.269cm" svg:height="0.71cm" svg:x="17.551cm" svg:y="4.784cm" svg:viewBox="0 0 4270 711" draw:points="0,0 4270,0 4270,711 0,711">
          <text:p/>
        </draw:polygon>
        <draw:polygon draw:style-name="gr8" draw:layer="layout" svg:width="4.269cm" svg:height="0.71cm" svg:x="21.821cm" svg:y="4.784cm" svg:viewBox="0 0 4270 711" draw:points="0,0 4270,0 4270,711 0,711">
          <text:p/>
        </draw:polygon>
        <draw:polygon draw:style-name="gr8" draw:layer="layout" svg:width="4.269cm" svg:height="0.71cm" svg:x="17.551cm" svg:y="5.496cm" svg:viewBox="0 0 4270 711" draw:points="0,0 4270,0 4270,711 0,711">
          <text:p/>
        </draw:polygon>
        <draw:polygon draw:style-name="gr8" draw:layer="layout" svg:width="4.269cm" svg:height="0.71cm" svg:x="21.821cm" svg:y="5.496cm" svg:viewBox="0 0 4270 711" draw:points="0,0 4270,0 4270,711 0,711">
          <text:p/>
        </draw:polygon>
        <draw:line draw:style-name="gr9" draw:layer="layout" svg:x1="17.551cm" svg:y1="1.93cm" svg:x2="17.551cm" svg:y2="6.216cm">
          <text:p/>
        </draw:line>
        <draw:line draw:style-name="gr9" draw:layer="layout" svg:x1="21.821cm" svg:y1="1.93cm" svg:x2="21.821cm" svg:y2="6.216cm">
          <text:p/>
        </draw:line>
        <draw:line draw:style-name="gr9" draw:layer="layout" svg:x1="26.091cm" svg:y1="1.93cm" svg:x2="26.091cm" svg:y2="6.216cm">
          <text:p/>
        </draw:line>
        <draw:line draw:style-name="gr9" draw:layer="layout" svg:x1="17.542cm" svg:y1="1.939cm" svg:x2="26.1cm" svg:y2="1.939cm">
          <text:p/>
        </draw:line>
        <draw:line draw:style-name="gr9" draw:layer="layout" svg:x1="17.542cm" svg:y1="2.65cm" svg:x2="26.1cm" svg:y2="2.65cm">
          <text:p/>
        </draw:line>
        <draw:line draw:style-name="gr9" draw:layer="layout" svg:x1="17.542cm" svg:y1="3.361cm" svg:x2="26.1cm" svg:y2="3.361cm">
          <text:p/>
        </draw:line>
        <draw:line draw:style-name="gr9" draw:layer="layout" svg:x1="17.542cm" svg:y1="4.073cm" svg:x2="26.1cm" svg:y2="4.073cm">
          <text:p/>
        </draw:line>
        <draw:line draw:style-name="gr9" draw:layer="layout" svg:x1="17.542cm" svg:y1="4.784cm" svg:x2="26.1cm" svg:y2="4.784cm">
          <text:p/>
        </draw:line>
        <draw:line draw:style-name="gr9" draw:layer="layout" svg:x1="17.542cm" svg:y1="5.496cm" svg:x2="26.1cm" svg:y2="5.496cm">
          <text:p/>
        </draw:line>
        <draw:line draw:style-name="gr9" draw:layer="layout" svg:x1="17.542cm" svg:y1="6.207cm" svg:x2="26.1cm" svg:y2="6.207cm">
          <text:p/>
        </draw:line>
        <draw:path draw:style-name="gr6" draw:layer="layout" svg:width="0.665cm" svg:height="0.245cm" svg:x="17.712cm" svg:y="2.15cm" svg:viewBox="0 0 666 246" svg:d="m26 242v-150h-26v-23h26v-18c0-11 1-20 3-26 3-7 8-13 15-18s17-7 30-7c8 0 17 1 27 3l-4 25c-6-1-12-1-18-1-9 0-15 2-19 6-3 3-5 10-5 21v15h34v23h-34v150zm196-21c-11 9-21 16-31 19-10 4-21 6-32 6-19 0-34-5-44-14s-15-21-15-35c0-9 2-17 5-24 4-7 9-12 16-16 6-5 13-8 21-10 5-2 14-3 26-4 23-3 41-7 52-10 0-4 0-7 0-8 0-12-3-20-8-25-8-7-19-10-34-10-13 0-24 2-30 7-7 5-12 13-15 26l-28-4c2-13 7-22 13-30 6-7 14-13 25-17 12-4 25-6 40-6 14 0 26 1 35 5 10 3 16 8 21 13 4 5 7 12 9 20 1 5 1 14 1 27v39c0 27 1 44 2 51 1 8 4 14 8 21h-31c-3-6-5-13-6-21zm-2-65c-11 4-27 7-48 11-12 1-21 3-26 5-4 2-8 6-11 10s-4 9-4 14c0 8 3 14 9 19 6 6 14 8 26 8 11 0 21-2 30-7 8-5 15-12 19-20 3-7 5-17 5-30zm184 23 29 4c-4 19-12 35-25 46-12 11-28 17-47 17-24 0-43-8-57-23-14-16-22-38-22-67 0-18 3-34 9-48 7-14 16-25 29-32 12-7 26-10 41-10 19 0 34 4 46 14 12 9 19 23 23 40l-29 5c-2-12-7-21-14-27-7-5-15-8-25-8-15 0-27 5-36 16-9 10-14 27-14 50s5 40 14 50c9 11 20 16 34 16 12 0 21-4 29-11s13-18 15-32zm51-142v-33h29v33zm0 205v-173h29v173zm184 0v-22c-11 17-27 26-48 26-14 0-27-4-38-11-12-8-21-19-27-32-6-14-9-29-9-47 0-17 2-33 8-47s14-25 26-32c11-8 24-11 38-11 11 0 20 2 28 6 8 5 15 10 20 17v-85h29v238zm-93-86c0 22 5 38 14 49 10 11 21 17 33 17 13 0 24-5 33-16 9-10 13-26 13-48 0-23-4-40-13-51s-21-17-34-17-24 5-33 16c-8 10-13 27-13 50z">
          <text:p/>
        </draw:path>
        <draw:path draw:style-name="gr6" draw:layer="layout" svg:width="0.982cm" svg:height="0.307cm" svg:x="22.001cm" svg:y="2.154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draw:layer="layout" svg:width="0.783cm" svg:height="0.179cm" svg:x="17.73cm" svg:y="2.927cm" svg:viewBox="0 0 784 180" svg:d="m0 176v-172h26v24c13-19 31-28 55-28 11 0 20 2 29 6 9 3 15 8 19 15 5 6 8 13 10 21 1 5 1 15 1 28v106h-29v-105c0-11-1-20-4-26-2-6-6-11-12-14-5-4-12-6-20-6-12 0-23 4-32 12s-14 23-14 45v94zm294-21c-11 9-21 16-31 20-10 3-21 5-32 5-19 0-34-4-44-13-10-10-15-22-15-36 0-9 2-16 5-23 4-7 9-13 16-17 6-4 13-7 21-10 5-1 14-3 26-4 23-3 41-6 52-10 0-4 0-7 0-8 0-12-3-20-8-25-8-6-19-10-34-10-13 0-24 3-30 7-7 5-12 14-15 26l-28-4c2-12 7-22 13-29 6-8 14-14 25-18 12-4 25-6 40-6 14 0 26 2 35 5 10 4 16 8 21 13 4 6 7 12 9 20 1 5 1 14 1 27v39c0 27 1 45 2 52s4 14 8 20h-31c-3-6-5-13-6-21zm-2-65c-11 4-27 8-48 11-12 2-21 3-26 6-4 2-8 5-11 9s-4 9-4 14c0 8 3 15 9 20s14 8 26 8c11 0 21-3 30-8 8-5 15-12 19-20 3-7 5-17 5-29zm71 86v-172h26v24c6-8 13-15 22-20s19-8 31-8 23 3 31 8 14 13 17 22c14-20 32-30 54-30 17 0 30 5 39 14 9 10 14 24 14 44v118h-29v-108c0-12-1-20-3-25-2-6-5-10-10-13s-11-5-18-5c-12 0-22 4-30 12s-12 21-12 39v100h-29v-112c0-13-3-22-7-29-5-6-13-10-24-10-8 0-16 3-23 7s-12 10-15 19c-3 8-5 20-5 36v89zm390-55 30 4c-4 17-13 31-26 41-13 9-29 14-49 14-26 0-46-8-60-23-15-16-22-37-22-65 0-29 7-52 22-68s34-24 58-24c23 0 42 8 57 24 14 15 21 37 21 66 0 2 0 4 0 8h-128c1 19 6 33 16 43 9 10 21 15 36 15 10 0 19-3 27-8 8-6 14-15 18-27zm-96-47h97c-2-15-5-26-11-33-10-11-22-17-37-17-13 0-24 5-34 14-9 9-14 21-15 36z">
          <text:p/>
        </draw:path>
        <draw:path draw:style-name="gr6" draw:layer="layout" svg:width="3.242cm" svg:height="0.311cm" svg:x="21.992cm" svg:y="2.861cm" svg:viewBox="0 0 3243 312" svg:d="m121 179 29 4c-3 19-11 35-24 46s-29 17-48 17c-23 0-42-8-57-23-14-16-21-38-21-67 0-18 3-34 9-48s16-25 28-32c13-7 27-10 41-10 19 0 35 4 46 14 12 9 20 23 23 40l-28 5c-3-12-8-21-15-27-6-5-15-8-24-8-15 0-27 5-37 16-9 10-13 27-13 50s4 40 13 50c9 11 21 16 35 16 11 0 21-4 29-11 7-7 12-18 14-32zm51 63v-238h29v85c14-15 31-23 52-23 13 0 24 2 33 7s16 12 20 21 7 22 7 39v109h-30v-109c0-15-3-26-9-32-7-7-16-10-27-10-9 0-17 2-25 7-7 4-13 10-16 18s-5 18-5 32v94zm294-21c-11 9-21 16-31 19-10 4-21 6-32 6-19 0-34-5-44-14s-15-21-15-35c0-9 2-17 5-24 4-7 9-12 16-16 6-5 13-8 21-10 5-2 14-3 26-4 23-3 41-7 52-10 0-4 0-7 0-8 0-12-3-20-8-25-8-7-19-10-34-10-13 0-24 2-30 7-7 5-12 13-15 26l-28-4c2-13 7-22 12-30 7-7 15-13 26-17 12-4 25-6 40-6 14 0 26 1 35 5 10 3 16 8 21 13 4 5 7 12 9 20 1 5 1 14 1 27v39c0 27 1 44 2 51 1 8 4 14 8 21h-31c-3-6-5-13-6-21zm-2-65c-11 4-27 7-48 11-12 1-21 3-26 5-4 2-8 6-11 10s-4 9-4 14c0 8 3 14 9 19 6 6 14 8 26 8 11 0 21-2 30-7 8-5 15-12 19-20 3-7 5-17 5-30zm71 86v-173h26v27c7-13 13-21 19-24 5-4 12-6 19-6 9 0 19 3 30 9l-10 27c-8-4-15-6-22-6-6 0-12 2-17 6s-9 9-11 16c-3 10-5 21-5 34v90zm222-21c-11 9-22 16-32 19-10 4-21 6-32 6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8 4 14 8 21h-31c-3-6-5-13-5-21zm-3-65c-11 4-26 7-48 11-12 1-20 3-25 5s-9 6-12 10c-2 4-4 9-4 14 0 8 3 14 9 19 6 6 15 8 26 8s21-2 30-7 15-12 19-20c4-7 5-17 5-30zm184 23 29 4c-3 19-11 35-24 46s-29 17-48 17c-24 0-43-8-57-23-14-16-21-38-21-67 0-18 3-34 9-48s15-25 28-32 26-10 41-10c19 0 34 4 46 14 12 9 20 23 23 40l-28 5c-3-12-8-21-15-27-7-5-15-8-25-8-15 0-27 5-36 16-9 10-14 27-14 50s5 40 14 50c9 11 20 16 35 16 11 0 21-4 28-11 8-7 13-18 15-32zm115 37 4 26c-8 1-16 2-22 2-11 0-19-1-25-5-6-3-10-8-12-13-3-5-4-17-4-35v-99h-21v-23h21v-42l29-18v60h30v23h-30v101c0 8 1 14 2 16 1 3 2 4 5 6 2 1 5 2 10 2 3 0 7 0 13-1zm145-30 30 4c-5 18-14 31-27 41s-29 15-49 15c-25 0-45-8-60-23-15-16-22-38-22-66 0-29 7-51 22-67s34-24 58-24c23 0 42 7 57 23 14 16 22 38 22 67 0 1 0 4-1 7h-128c1 19 6 34 16 44s22 15 36 15c11 0 20-3 27-8 8-6 14-15 19-28zm-96-47h96c-1-14-5-25-11-32-9-12-22-17-37-17-13 0-24 4-33 13-10 9-15 21-15 36zm159 103v-173h26v27c7-13 13-21 19-24 5-4 11-6 18-6 10 0 20 3 30 9l-10 27c-7-4-14-6-21-6s-12 2-17 6-9 9-11 16c-3 10-5 21-5 34v90zm247 0-65-173h31l37 104c4 11 7 23 11 35 2-10 6-21 11-33l38-106h30l-65 173zm228-21c-11 9-21 16-31 19-10 4-21 6-32 6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 1 8 4 14 8 21h-31c-3-6-5-13-6-21zm-2-65c-11 4-27 7-48 11-12 1-21 3-25 5-5 2-9 6-12 10s-4 9-4 14c0 8 3 14 9 19 6 6 14 8 26 8 11 0 21-2 30-7s15-12 19-20c3-7 5-17 5-30zm71 86v-173h26v27c7-13 13-21 19-24 5-4 12-6 19-6 9 0 20 3 30 9l-10 27c-7-4-15-6-22-6-6 0-12 2-17 6s-9 9-11 16c-3 10-5 21-5 34v90zm108 66-3-27c6 2 11 3 16 3 7 0 12-2 16-4s7-5 9-9c2-3 5-10 9-22 1-1 2-4 3-7l-65-173h31l36 101c5 12 9 25 12 39 4-13 8-26 12-39l37-101h29l-65 176c-7 19-13 32-17 39-5 10-11 17-18 21-6 5-14 7-24 7-5 0-12-1-18-4zm164-271v-33h30v33zm0 205v-173h30v173zm73 0v-173h26v25c13-19 31-28 55-28 10 0 20 2 29 5 8 4 15 9 19 15s8 13 9 21c1 6 2 15 2 29v106h-29v-105c0-12-1-21-4-27-2-6-6-10-12-14-6-3-13-5-20-5-13 0-24 4-33 12s-13 23-13 45v94zm176 14 28 5c2 8 5 15 10 19 7 5 17 8 30 8 14 0 24-3 31-9 8-5 13-12 15-22 2-6 2-19 2-38-12 15-28 23-47 23-24 0-42-9-56-26-12-17-19-37-19-61 0-17 3-32 9-46s15-24 26-32 25-11 40-11c20 0 37 8 50 24v-21h27v149c0 27-3 47-8 58-6 11-14 20-26 26-12 7-27 10-44 10-20 0-37-5-50-14-12-9-18-23-18-42zm24-103c0 22 5 39 14 49 9 11 20 16 33 16 14 0 25-5 34-16 9-10 14-26 14-48 0-21-5-37-14-48-10-11-21-16-34-16s-24 5-33 16c-9 10-14 26-14 47zm219 159c-16-20-30-44-41-71-11-28-17-56-17-85 0-26 4-51 13-74 9-28 24-55 45-82h21c-13 22-22 38-26 48-7 15-12 31-16 47-5 20-7 40-7 61 0 52 16 104 49 156zm155-70h-30v-186c-7 7-16 13-27 20-12 7-22 12-31 15v-28c16-8 31-17 43-28s21-22 26-32h19zm71-117c0-29 3-51 9-68 6-18 14-31 25-40 12-9 26-14 44-14 12 0 24 3 33 8 10 5 18 12 24 22s11 22 15 35c3 14 5 33 5 57 0 28-3 50-8 67-6 17-15 31-26 40s-26 14-43 14c-23 0-41-8-54-25-16-19-24-52-24-96zm30 0c0 39 5 65 14 78s20 19 34 19c13 0 24-6 34-19 9-14 13-39 13-78 0-40-4-66-13-79-10-12-21-19-35-19-13 0-24 6-32 17-10 15-15 41-15 81zm152 0c0-29 2-51 8-68 6-18 15-31 26-40s26-14 43-14c13 0 24 3 34 8 9 5 17 12 24 22 6 10 11 22 14 35 4 14 6 33 6 57 0 28-3 50-9 67s-14 31-26 40c-11 9-25 14-43 14-23 0-41-8-54-25-16-19-23-52-23-96zm30 0c0 39 4 65 13 78 10 13 21 19 34 19 14 0 25-6 34-19 9-14 14-39 14-78 0-40-5-66-14-79-9-12-20-19-34-19s-24 6-32 17c-10 15-15 41-15 81zm178 187h-20c32-52 48-104 48-156 0-20-2-41-7-61-4-16-9-31-15-46-5-10-13-26-26-49h20c21 27 36 54 46 82 8 23 12 48 12 74 0 29-6 57-17 85-11 27-25 51-41 71z">
          <text:p/>
        </draw:path>
        <draw:path draw:style-name="gr6" draw:layer="layout" svg:width="1.773cm" svg:height="0.241cm" svg:x="17.73cm" svg:y="3.577cm" svg:viewBox="0 0 1774 242" svg:d="m0 238v-173h26v25c6-9 13-15 22-21 9-5 19-7 30-7 13 0 24 2 32 7 8 6 14 13 17 23 14-20 32-30 53-30 18 0 31 4 40 14 9 9 14 24 14 43v119h-29v-109c0-11-1-20-3-25s-5-9-11-12c-5-3-10-5-17-5-12 0-22 4-30 12s-12 21-12 39v100h-29v-112c0-13-3-23-8-29-4-7-12-10-23-10-8 0-16 2-23 7-7 4-12 10-15 18-3 9-5 21-5 36v90zm390-56 30 4c-5 18-13 31-26 41s-30 15-50 15c-25 0-45-8-59-24-15-15-23-37-23-65 0-29 8-51 23-67 14-16 34-24 58-24 23 0 42 7 56 23 15 16 22 38 22 66 0 2 0 5 0 8h-129c2 19 7 34 17 44 9 10 21 15 36 15 10 0 19-3 27-9 7-5 14-14 18-27zm-96-47h96c-1-14-5-25-11-32-9-12-21-17-36-17-13 0-25 4-34 13s-14 21-15 36zm160 103v-173h26v25c5-9 12-15 21-21 9-5 20-7 31-7 13 0 23 2 31 7 9 6 14 13 18 23 13-20 31-30 53-30 17 0 30 4 39 14 10 9 14 24 14 43v119h-29v-109c0-11-1-20-3-25-1-5-5-9-10-12s-11-5-18-5c-12 0-22 4-30 12s-12 21-12 39v100h-29v-112c0-13-2-23-7-29-5-7-13-10-24-10-8 0-15 2-23 7-6 4-11 10-15 18-3 9-4 21-4 36v90zm299 0h-27v-238h28v85c13-16 29-23 48-23 10 0 20 2 30 6 9 4 17 10 23 18s11 17 15 28c3 11 5 23 5 35 0 30-7 52-22 69-15 16-32 24-53 24-20 0-36-9-47-26zm-1-88c0 21 3 36 9 45 9 15 21 23 37 23 13 0 24-6 33-17s14-27 14-50c0-22-4-39-13-49-9-11-20-16-33-16-12 0-23 5-33 16-9 11-14 27-14 48zm273 32 30 4c-4 18-13 31-26 41s-29 15-49 15c-26 0-46-8-60-24-15-15-22-37-22-65 0-29 7-51 22-67s34-24 58-24c23 0 42 7 56 23 15 16 22 38 22 66 0 2 0 5 0 8h-128c1 19 6 34 16 44 9 10 21 15 36 15 10 0 19-3 27-9 8-5 14-14 18-27zm-96-47h96c-1-14-4-25-10-32-10-12-22-17-37-17-13 0-24 4-34 13-9 9-14 21-15 36zm159 103v-173h27v27c6-13 13-21 18-24 6-4 12-6 19-6 10 0 20 3 30 9l-10 27c-7-4-14-6-22-6-6 0-12 2-17 6-5 3-8 9-10 15-4 11-5 22-5 35v90zm222-63 29 4c-3 19-11 35-24 46s-29 17-48 17c-24 0-43-8-57-23-14-16-21-38-21-67 0-18 3-35 9-48 6-14 15-25 28-32s26-10 41-10c19 0 34 4 46 14 12 9 20 23 23 40l-28 5c-3-12-8-21-15-27-7-5-15-8-25-8-15 0-27 5-36 15-9 11-14 28-14 50 0 24 5 40 14 51 9 10 20 16 35 16 11 0 21-4 28-11 8-7 13-18 15-32zm40-23c0-32 9-56 26-71 15-13 33-19 55-19 23 0 43 7 58 23s22 37 22 64c0 23-3 40-10 53-6 12-16 22-29 29-12 7-26 11-41 11-24 0-44-8-59-24-15-15-22-37-22-66zm30 0c0 22 5 38 14 49 10 11 22 17 37 17 14 0 26-6 36-17 9-11 14-28 14-50s-5-38-14-49c-10-11-22-16-36-16-15 0-27 5-37 16-9 11-14 28-14 50zm150 34 29-4c2 12 7 20 14 27 7 6 18 9 31 9s23-3 30-9c6-5 10-11 10-19 0-6-3-11-9-15-4-3-14-6-30-10-21-6-36-10-44-14-9-4-15-10-19-16-5-8-7-15-7-24 0-7 2-14 6-21 3-7 8-12 14-16 5-4 11-7 19-9 7-2 16-3 25-3 13 0 25 2 36 6 10 3 17 9 22 15 5 7 8 16 10 27l-28 4c-2-9-5-16-12-21-6-5-15-7-26-7-14 0-23 2-29 6-5 5-8 10-8 16 0 4 1 7 3 10 3 3 6 6 12 8 2 1 11 3 25 7 21 6 35 10 43 14 9 3 15 8 20 15 4 7 7 15 7 25s-3 19-9 28c-5 8-14 15-24 20-11 4-23 7-37 7-22 0-39-5-51-14-12-10-19-23-23-42zm239 26 5 26c-9 1-16 2-23 2-10 0-18-2-24-5s-10-8-13-13c-2-5-3-17-3-35v-99h-22v-23h22v-42l29-18v60h29v23h-29v101c0 8 0 14 1 16s3 4 5 6c3 1 6 2 11 2 3 0 7 0 12-1z">
          <text:p/>
        </draw:path>
        <draw:path draw:style-name="gr6" draw:layer="layout" svg:width="1.138cm" svg:height="0.241cm" svg:x="22cm" svg:y="3.577cm" svg:viewBox="0 0 1139 242" svg:d="m0 238v-173h26v25c13-19 31-28 55-28 11 0 20 1 29 5s15 9 19 15c5 6 8 13 10 21 1 6 1 15 1 29v106h-29v-105c0-12-1-21-4-27-2-6-6-10-12-14-5-3-12-5-20-5-12 0-23 4-32 12s-14 23-14 45v94zm295 0v-26c-14 20-32 30-55 30-10 0-20-2-29-6-8-4-15-9-19-15-5-6-8-13-9-21-1-6-2-15-2-28v-107h29v96c0 15 1 26 2 31 2 8 6 14 12 18s13 7 22 7 17-3 24-7c8-5 13-11 17-18 3-8 4-19 4-34v-93h30v173zm68 0v-173h26v25c6-9 13-15 22-21 9-5 19-7 31-7s23 2 31 7c8 6 14 13 17 23 14-20 32-30 54-30 17 0 30 4 39 14 9 9 14 24 14 43v119h-29v-109c0-11-1-20-3-25s-5-9-10-12-11-5-18-5c-12 0-22 4-30 12s-12 21-12 39v100h-29v-112c0-13-3-23-7-29-5-7-13-10-24-10-8 0-16 2-23 7-7 4-12 10-15 18-3 9-5 21-5 36v90zm390-56 30 4c-4 18-13 31-26 41s-29 15-49 15c-26 0-46-8-60-24-15-15-22-37-22-65 0-29 7-51 22-67s34-24 58-24c23 0 42 7 57 23 14 16 21 38 21 66 0 2 0 5 0 8h-128c1 19 6 34 16 44 9 10 21 15 36 15 10 0 19-3 27-9 8-5 14-14 18-27zm-96-47h97c-2-14-5-25-11-32-10-12-22-17-37-17-13 0-24 4-34 13-9 9-14 21-15 36zm159 103v-173h27v27c6-13 13-21 18-24 6-4 12-6 19-6 10 0 20 3 30 9l-10 27c-7-4-14-6-22-6-6 0-12 2-17 6-5 3-8 9-10 15-4 11-5 22-5 35v90zm110-205v-33h29v33zm0 205v-173h29v173zm185-63 28 4c-3 19-11 35-24 46s-29 17-48 17c-23 0-42-8-56-23-15-16-22-38-22-67 0-18 3-35 9-48 6-14 16-25 28-32 13-7 27-10 42-10 18 0 34 4 46 14 11 9 19 23 23 40l-29 5c-3-12-7-21-14-27-7-5-16-8-25-8-15 0-27 5-36 15-9 11-14 28-14 50 0 24 4 40 13 51 9 10 21 16 35 16 12 0 21-4 29-11 7-7 12-18 15-32z">
          <text:p/>
        </draw:path>
        <draw:path draw:style-name="gr6" draw:layer="layout" svg:width="1.385cm" svg:height="0.302cm" svg:x="17.719cm" svg:y="4.293cm" svg:viewBox="0 0 1386 303" svg:d="m6 247 28 4c1 9 5 15 10 19 7 6 17 8 30 8 14 0 24-2 31-8 8-5 13-13 15-22 2-6 2-19 2-38-13 15-28 23-47 23-24 0-42-9-56-26-13-17-19-38-19-62 0-16 3-31 9-45s15-25 26-32c11-8 25-12 40-12 20 0 37 9 50 25v-21h27v149c0 27-3 46-8 57-6 12-14 20-26 27-12 6-27 10-44 10-20 0-37-5-50-14-13-10-19-23-18-42zm24-104c0 23 5 40 13 50 10 10 21 16 34 16 14 0 25-6 34-16s14-27 14-49c0-21-5-37-15-47-9-11-20-16-33-16s-24 5-33 16c-9 10-14 26-14 46zm276 90v-26c-14 20-32 30-55 30-10 0-19-2-28-6s-16-9-20-15-7-13-9-22c-1-5-2-15-2-27v-107h29v96c0 15 1 25 2 31 2 7 6 13 12 18 6 4 13 6 22 6s17-2 25-6c7-5 13-11 16-19 3-7 5-19 5-33v-93h29v173zm186-56 31 4c-5 18-14 31-27 41s-29 15-49 15c-25 0-45-8-60-24-15-15-22-37-22-65 0-29 7-52 22-68s34-24 58-24c23 0 42 8 57 24 14 16 22 38 22 66 0 2 0 4-1 8h-128c1 19 6 33 16 43s22 15 36 15c11 0 20-2 27-8 8-5 14-14 18-27zm-95-47h96c-2-15-5-25-11-33-9-11-22-17-37-17-13 0-24 5-33 14-10 9-15 21-15 36zm147 51 29-4c2 11 6 20 14 26 7 6 17 9 31 9 13 0 23-2 30-8 6-5 9-12 9-19 0-6-2-12-8-15-4-3-14-6-30-10-21-6-36-10-45-14-8-4-14-10-19-17-4-7-6-15-6-23s2-15 5-21c4-7 9-12 15-17 4-3 11-6 18-8 8-2 17-4 26-4 13 0 25 2 35 6 11 4 18 9 23 16s8 16 10 27l-29 4c-1-9-5-16-11-21s-15-8-26-8c-14 0-23 3-29 7-6 5-8 10-8 16 0 3 1 7 3 10s6 6 11 8c3 1 12 3 26 7 21 6 35 10 43 14 8 3 15 8 19 15 5 7 7 15 7 25s-2 19-8 28c-6 8-14 15-25 20-10 4-23 7-36 7-22 0-40-5-51-14-12-10-20-23-23-42zm239 25 4 26c-8 2-15 3-22 3-10 0-19-2-24-5-6-4-10-8-13-13-2-6-3-17-3-35v-99h-22v-23h22v-42l29-18v60h29v23h-29v101c0 8 0 14 1 16s3 4 5 6c3 1 6 2 10 2 3 0 8-1 13-2zm140-36 28 3c-3 20-11 36-24 47s-29 17-48 17c-23 0-42-8-57-23-14-16-21-38-21-67 0-18 3-35 9-49s16-24 28-31c13-7 27-11 42-11 18 0 34 5 46 15 11 9 19 23 23 40l-29 4c-3-11-7-20-14-26s-16-9-25-9c-15 0-27 6-36 16-10 11-14 28-14 50 0 23 4 40 13 51 9 10 21 15 35 15 12 0 21-3 29-10 7-7 12-18 15-32zm39-23c0-32 9-56 27-72 15-12 33-19 54-19 24 0 43 8 58 24 15 15 23 37 23 64 0 22-4 40-10 53-7 12-17 22-29 29-13 7-27 11-42 11-24 0-43-8-58-24-15-15-23-37-23-66zm30 0c0 22 5 38 15 49 9 11 22 16 36 16 15 0 27-5 36-16 10-11 15-28 15-51 0-21-5-37-15-48-9-11-21-16-36-16-14 0-27 5-36 16-10 11-15 28-15 50zm151 34 29-4c2 11 6 20 13 26 8 6 18 9 31 9 14 0 24-2 30-8 7-5 10-12 10-19 0-6-3-12-8-15-4-3-14-6-30-10-22-6-37-10-45-14s-14-10-19-17c-4-7-6-15-6-23s2-15 5-21c4-7 9-12 15-17 4-3 10-6 18-8s16-4 25-4c14 0 26 2 36 6s18 9 23 16c4 7 8 16 10 27l-29 4c-1-9-5-16-11-21s-15-8-27-8c-13 0-23 3-28 7-6 5-9 10-9 16 0 3 1 7 4 10 2 3 6 6 11 8 3 1 12 3 26 7 20 6 35 10 43 14 8 3 15 8 19 15 5 7 7 15 7 25s-3 19-8 28c-6 8-14 15-25 20-11 4-23 7-36 7-23 0-40-5-52-14-11-10-19-23-22-42zm239 25 4 26c-8 2-16 3-22 3-11 0-19-2-25-5-6-4-10-8-12-13-2-6-4-17-4-35v-99h-21v-23h21v-42l29-18v60h30v23h-30v101c0 8 1 14 2 16s3 4 5 6c2 1 6 2 10 2 3 0 7-1 13-2z">
          <text:p/>
        </draw:path>
        <draw:path draw:style-name="gr6" draw:layer="layout" svg:width="1.138cm" svg:height="0.241cm" svg:x="22cm" svg:y="4.288cm" svg:viewBox="0 0 1139 242" svg:d="m0 238v-173h26v25c13-19 31-28 55-28 11 0 20 1 29 5s15 9 19 15c5 6 8 13 10 21 1 6 1 15 1 29v106h-29v-105c0-12-1-21-4-27-2-6-6-10-12-14-5-3-12-5-20-5-12 0-23 4-32 12s-14 23-14 45v94zm295 0v-26c-14 20-32 30-55 30-10 0-20-2-29-6-8-4-15-9-19-15-5-6-8-13-9-21-1-6-2-15-2-28v-107h29v96c0 15 1 26 2 31 2 8 6 14 12 18s13 7 22 7 17-3 24-7c8-5 13-11 17-18 3-8 4-19 4-34v-93h30v173zm68 0v-173h26v25c6-9 13-15 22-21 9-5 19-7 31-7s23 2 31 7c8 6 14 13 17 23 14-20 32-30 54-30 17 0 30 4 39 14 9 9 14 24 14 43v119h-29v-109c0-11-1-20-3-25s-5-9-10-12-11-5-18-5c-12 0-22 4-30 12s-12 21-12 39v100h-29v-112c0-13-3-23-7-29-5-7-13-10-24-10-8 0-16 2-23 7-7 4-12 10-15 18-3 9-5 21-5 36v90zm390-56 30 4c-4 18-13 31-26 41s-29 15-49 15c-26 0-46-8-60-24-15-15-22-37-22-65 0-29 7-51 22-67s34-24 58-24c23 0 42 7 57 23 14 16 21 38 21 66 0 2 0 5 0 8h-128c1 19 6 34 16 44 9 10 21 15 36 15 10 0 19-3 27-9 8-5 14-14 18-27zm-96-47h97c-2-14-5-25-11-32-10-12-22-17-37-17-13 0-24 4-34 13-9 9-14 21-15 36zm159 103v-173h27v27c6-13 13-21 18-24 6-4 12-6 19-6 10 0 20 3 30 9l-10 27c-7-4-14-6-22-6-6 0-12 2-17 6-5 3-8 9-10 15-4 11-5 22-5 35v90zm110-205v-33h29v33zm0 205v-173h29v173zm185-63 28 4c-3 19-11 35-24 46s-29 17-48 17c-23 0-42-8-56-23-15-16-22-38-22-67 0-18 3-35 9-48 6-14 16-25 28-32 13-7 27-10 42-10 18 0 34 4 46 14 11 9 19 23 23 40l-29 5c-3-12-7-21-14-27-7-5-16-8-25-8-15 0-27 5-36 15-9 11-14 28-14 50 0 24 4 40 13 51 9 10 21 16 35 16 12 0 21-4 29-11 7-7 12-18 15-32z">
          <text:p/>
        </draw:path>
        <draw:path draw:style-name="gr6" draw:layer="layout" svg:width="1.592cm" svg:height="0.307cm" svg:x="17.731cm" svg:y="4.999cm" svg:viewBox="0 0 1593 308" svg:d="m0 33v-33h29v33zm0 205v-173h29v173zm72 0v-173h27v25c12-19 31-28 54-28 11 0 20 1 29 5s15 9 20 15c4 6 7 13 9 21 1 6 2 15 2 29v106h-30v-105c0-12-1-21-3-27s-6-10-12-14c-6-3-13-5-21-5-12 0-23 4-32 12s-13 23-13 45v94zm182-205v-33h29v33zm0 205v-173h29v173zm136-26 4 26c-8 1-15 2-22 2-10 0-18-2-24-5s-10-8-13-13c-2-5-3-17-3-35v-99h-22v-23h22v-42l29-18v60h29v23h-29v101c0 8 0 14 1 16s3 4 5 6c3 1 6 2 11 2 3 0 7 0 12-1zm27-179v-33h30v33zm0 205v-173h30v173zm185-21c-11 9-21 15-31 19s-21 6-32 6c-19 0-34-5-44-14s-15-21-15-35c0-9 2-17 6-24 3-7 8-12 15-16 6-5 13-8 21-10 5-2 14-3 26-4 23-3 41-7 52-10 0-4 0-7 0-8 0-12-3-20-8-25-8-7-19-10-34-10-13 0-24 2-30 7-7 5-11 13-15 26l-28-4c2-13 7-22 13-30 6-7 14-13 25-17 12-4 25-6 40-6 14 0 26 1 35 5 10 3 16 8 21 13 4 5 7 12 9 20 1 5 1 14 1 27v39c0 27 1 44 2 51s4 14 8 21h-31c-3-6-5-13-6-21zm-2-66c-11 5-27 8-48 11-12 2-21 4-25 6-5 2-9 6-12 10s-4 9-4 14c0 8 3 14 9 19s14 8 26 8c11 0 21-2 30-7 8-5 15-12 19-21 3-6 5-16 5-29zm71 87v-238h29v238zm62-86c0-32 9-56 27-71 14-13 32-19 54-19 23 0 43 7 58 23s22 37 22 64c0 23-3 40-10 53-6 12-16 22-29 29-12 7-26 11-41 11-24 0-44-8-59-24-15-15-22-37-22-66zm30 0c0 22 5 38 14 49 10 11 22 17 37 17 14 0 26-6 36-17 9-11 14-28 14-50s-5-38-14-49c-10-11-22-16-36-16-15 0-27 5-37 16-9 11-14 28-14 50zm275 86v-26c-13 20-31 30-54 30-10 0-20-2-29-6s-15-9-20-15c-4-6-7-13-9-21-1-6-1-15-1-28v-107h29v96c0 15 1 26 2 31 1 8 5 14 11 18s14 7 23 7c8 0 17-3 24-7 8-5 13-11 16-18 4-8 5-19 5-34v-93h29v173zm133-26 4 26c-8 1-16 2-22 2-11 0-19-2-25-5s-10-8-12-13-4-17-4-35v-99h-21v-23h21v-42l29-18v60h30v23h-30v101c0 8 1 14 2 16s3 4 5 6c2 1 6 2 10 2 3 0 7 0 13-1zm26 26v-238h29v238zm186-21c-11 9-22 15-32 19s-20 6-32 6c-19 0-33-5-43-14-11-9-16-21-16-35 0-9 2-17 6-24s9-12 15-16c6-5 13-8 21-10 6-2 15-3 26-4 24-3 41-7 52-10 0-4 0-7 0-8 0-12-2-20-8-25-7-7-18-10-33-10-14 0-24 2-31 7-6 5-11 13-14 26l-29-4c3-13 7-22 13-30 6-7 15-13 26-17s24-6 39-6 27 1 36 5c9 3 16 8 20 13 5 5 8 12 9 20 1 5 2 14 2 27v39c0 27 0 44 1 51 2 7 4 14 8 21h-30c-4-6-6-13-6-21zm-3-66c-10 5-26 8-48 11-12 2-20 4-25 6s-9 6-11 10c-3 4-5 9-5 14 0 8 3 14 9 19s15 8 26 8 21-2 30-7 15-12 20-21c3-6 4-16 4-29zm70 153-3-27c7 2 12 2 17 2 6 0 11-1 15-3s8-5 10-9c2-3 5-10 9-22 0-1 1-4 3-7l-66-173h32l36 100c4 13 8 26 12 40 3-13 7-26 12-39l37-101h29l-66 176c-6 19-12 32-16 39-5 10-11 17-18 21-6 5-15 7-24 7-5 0-12-1-19-4z">
          <text:p/>
        </draw:path>
        <draw:path draw:style-name="gr6" draw:layer="layout" svg:width="1.138cm" svg:height="0.241cm" svg:x="22cm" svg:y="4.999cm" svg:viewBox="0 0 1139 242" svg:d="m0 238v-173h26v25c13-19 31-28 55-28 11 0 20 1 29 5s15 9 19 15c5 6 8 13 10 21 1 6 1 15 1 29v106h-29v-105c0-12-1-21-4-27-2-6-6-10-12-14-5-3-12-5-20-5-12 0-23 4-32 12s-14 23-14 45v94zm295 0v-26c-14 20-32 30-55 30-10 0-20-2-29-6-8-4-15-9-19-15-5-6-8-13-9-21-1-6-2-15-2-28v-107h29v96c0 15 1 26 2 31 2 8 6 14 12 18s13 7 22 7 17-3 24-7c8-5 13-11 17-18 3-8 4-19 4-34v-93h30v173zm68 0v-173h26v25c6-9 13-15 22-21 9-5 19-7 31-7s23 2 31 7c8 6 14 13 17 23 14-20 32-30 54-30 17 0 30 4 39 14 9 9 14 24 14 43v119h-29v-109c0-11-1-20-3-25s-5-9-10-12-11-5-18-5c-12 0-22 4-30 12s-12 21-12 39v100h-29v-112c0-13-3-23-7-29-5-7-13-10-24-10-8 0-16 2-23 7-7 4-12 10-15 18-3 9-5 21-5 36v90zm390-56 30 4c-4 18-13 31-26 41s-29 15-49 15c-26 0-46-8-60-24-15-15-22-37-22-65 0-29 7-51 22-67s34-24 58-24c23 0 42 7 57 23 14 16 21 38 21 66 0 2 0 5 0 8h-128c1 19 6 34 16 44 9 10 21 15 36 15 10 0 19-3 27-9 8-5 14-14 18-27zm-96-47h97c-2-14-5-25-11-32-10-12-22-17-37-17-13 0-24 4-34 13-9 9-14 21-15 36zm159 103v-173h27v27c6-13 13-21 18-24 6-4 12-6 19-6 10 0 20 3 30 9l-10 27c-7-4-14-6-22-6-6 0-12 2-17 6-5 3-8 9-10 15-4 11-5 22-5 35v90zm110-205v-33h29v33zm0 205v-173h29v173zm185-63 28 4c-3 19-11 35-24 46s-29 17-48 17c-23 0-42-8-56-23-15-16-22-38-22-67 0-18 3-35 9-48 6-14 16-25 28-32 13-7 27-10 42-10 18 0 34 4 46 14 11 9 19 23 23 40l-29 5c-3-12-7-21-14-27-7-5-16-8-25-8-15 0-27 5-36 15-9 11-14 28-14 50 0 24 4 40 13 51 9 10 21 16 35 16 12 0 21-4 29-11 7-7 12-18 15-32z">
          <text:p/>
        </draw:path>
        <draw:path draw:style-name="gr6" draw:layer="layout" svg:width="2.979cm" svg:height="0.307cm" svg:x="17.73cm" svg:y="5.711cm" svg:viewBox="0 0 2980 308" svg:d="m0 238v-173h26v25c6-9 13-15 22-21 9-5 19-7 30-7 13 0 24 2 32 7 8 6 14 13 17 23 14-20 32-30 53-30 18 0 31 4 40 14 9 9 14 24 14 43v119h-29v-109c0-11-1-20-3-25s-5-9-11-12c-5-3-10-5-17-5-12 0-22 4-30 12s-12 21-12 39v100h-29v-112c0-13-3-23-8-29-4-7-12-10-23-10-8 0-16 2-23 7-7 4-12 10-15 18-3 9-5 21-5 36v90zm261-86c0-32 9-56 27-71 15-13 33-19 54-19 24 0 43 7 58 23s23 37 23 64c0 23-4 40-10 53-7 12-17 22-29 29-13 7-27 11-42 11-24 0-44-8-59-24-15-15-22-37-22-66zm30 0c0 22 5 38 15 49 9 11 21 17 36 17s27-6 36-17c10-11 15-28 15-50s-5-38-15-49-22-16-36-16c-15 0-27 5-36 16-10 11-15 28-15 50zm163 86v-173h26v25c13-19 31-28 55-28 10 0 20 1 28 5 9 4 16 9 20 15s7 13 9 21c1 6 2 15 2 29v106h-29v-105c0-12-2-21-4-27s-6-10-12-14c-6-3-13-5-21-5-12 0-23 4-32 12s-13 23-13 45v94zm245-26 4 26c-8 1-15 2-22 2-11 0-19-2-25-5-5-3-9-8-12-13-2-5-3-17-3-35v-99h-22v-23h22v-42l29-18v60h29v23h-29v101c0 8 0 14 1 16s3 4 5 6c2 1 6 2 10 2 3 0 8 0 13-1zm27 26v-238h29v85c14-16 31-23 52-23 13 0 24 2 33 7s16 12 20 21 6 22 6 39v109h-29v-109c0-15-3-26-9-32-7-7-16-10-27-10-9 0-17 2-25 7-7 4-13 10-16 18-3 7-5 18-5 32v94zm181 0v-238h29v238zm72 66-3-27c6 2 11 2 16 2 7 0 12-1 16-3s7-5 9-9c2-3 5-10 9-22 1-1 2-4 3-7l-65-173h31l36 100c5 13 9 26 12 40 4-13 8-26 12-39l37-101h29l-65 176c-7 19-13 32-17 39-5 10-11 17-18 21-6 5-14 7-24 7-5 0-12-1-18-4zm164-66v-173h26v25c6-9 13-15 22-21 9-5 19-7 31-7s23 2 31 7c8 6 14 13 17 23 14-20 32-30 54-30 17 0 30 4 39 14 9 9 14 24 14 43v119h-29v-109c0-11-1-20-3-25s-5-9-10-12-11-5-18-5c-12 0-22 4-30 12s-12 21-12 39v100h-29v-112c0-13-3-23-7-29-5-7-13-10-24-10-8 0-16 2-23 7-7 4-12 10-15 18-3 9-5 21-5 36v90zm385-21c-11 9-22 15-32 19s-20 6-32 6c-19 0-33-5-43-14-11-9-16-21-16-35 0-9 2-17 6-24s9-12 15-16c6-5 13-8 21-10 6-2 15-3 26-4 24-3 41-7 52-10 0-4 0-7 0-8 0-12-2-20-8-25-7-7-18-10-33-10-14 0-24 2-31 7-6 5-11 13-14 26l-29-4c3-13 7-22 13-30 6-7 15-13 26-17s24-6 39-6 27 1 36 5c9 3 16 8 20 13 5 5 8 12 9 20 1 5 2 14 2 27v39c0 27 0 44 2 51 1 7 3 14 7 21h-30c-4-6-5-13-6-21zm-3-66c-10 5-26 8-48 11-12 2-20 4-25 6s-9 6-11 10c-3 4-5 9-5 14 0 8 3 14 9 19s15 8 26 8 22-2 30-7c9-5 15-12 20-21 3-6 4-16 4-29zm72-118v-33h29v33zm0 205v-173h29v173zm72 0v-173h26v25c13-19 32-28 55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9 103v-173h26v25c13-19 31-28 55-28 11 0 20 1 29 5s15 9 19 15c5 6 8 13 10 21 1 6 1 15 1 29v106h-29v-105c0-12-1-21-3-27-3-6-7-10-12-14-6-3-13-5-21-5-12 0-23 4-32 12s-14 23-14 45v94zm294-21c-11 9-21 15-31 19s-21 6-32 6c-19 0-34-5-44-14s-15-21-15-35c0-9 2-17 6-24 3-7 8-12 15-16 6-5 13-8 21-10 6-2 14-3 26-4 23-3 41-7 52-10 0-4 0-7 0-8 0-12-3-20-8-25-8-7-19-10-34-10-13 0-23 2-30 7s-11 13-15 26l-28-4c2-13 7-22 13-30 6-7 14-13 25-17 12-4 25-6 40-6 14 0 26 1 36 5 9 3 15 8 20 13 4 5 7 12 9 20 1 5 1 14 1 27v39c0 27 1 44 2 51s4 14 8 21h-31c-3-6-5-13-6-21zm-2-66c-11 5-27 8-48 11-12 2-20 4-25 6s-9 6-12 10-4 9-4 14c0 8 3 14 9 19s14 8 26 8c11 0 21-2 30-7s15-12 19-21c3-6 5-16 5-29zm71 87v-173h27v25c12-19 31-28 54-28 11 0 20 1 29 5s15 9 20 15c4 6 7 13 9 21 1 6 2 15 2 29v106h-30v-105c0-12-1-21-3-27s-6-10-12-14c-6-3-13-5-21-5-12 0-23 4-32 12s-13 23-13 45v94zm294-63 29 4c-3 19-11 35-24 46s-29 17-48 17c-23 0-42-8-57-23-14-16-21-38-21-67 0-18 3-35 9-48 6-14 16-25 28-32 13-7 27-10 42-10 18 0 34 4 45 14 12 9 20 23 23 40l-28 5c-3-12-8-21-14-27-7-5-16-8-25-8-15 0-27 5-36 15-10 11-14 28-14 50 0 24 4 40 13 51 9 10 21 16 35 16 11 0 21-4 29-11 7-7 12-18 14-32zm169 7 30 4c-4 18-13 31-26 41s-29 15-49 15c-26 0-46-8-60-24-15-15-22-37-22-65 0-29 7-51 22-67s34-24 58-24c23 0 42 7 56 23 15 16 22 38 22 66 0 2 0 5 0 8h-128c1 19 6 34 16 44 9 10 21 15 36 15 10 0 19-3 27-9 8-5 14-14 18-27zm-96-47h96c-1-14-4-25-10-32-10-12-22-17-37-17-13 0-24 4-34 13-9 9-14 21-15 36z">
          <text:p/>
        </draw:path>
        <draw:path draw:style-name="gr6" draw:layer="layout" svg:width="1.138cm" svg:height="0.241cm" svg:x="22cm" svg:y="5.711cm" svg:viewBox="0 0 1139 242" svg:d="m0 238v-173h26v25c13-19 31-28 55-28 11 0 20 1 29 5s15 9 19 15c5 6 8 13 10 21 1 6 1 15 1 29v106h-29v-105c0-12-1-21-4-27-2-6-6-10-12-14-5-3-12-5-20-5-12 0-23 4-32 12s-14 23-14 45v94zm295 0v-26c-14 20-32 30-55 30-10 0-20-2-29-6-8-4-15-9-19-15-5-6-8-13-9-21-1-6-2-15-2-28v-107h29v96c0 15 1 26 2 31 2 8 6 14 12 18s13 7 22 7 17-3 24-7c8-5 13-11 17-18 3-8 4-19 4-34v-93h30v173zm68 0v-173h26v25c6-9 13-15 22-21 9-5 19-7 31-7s23 2 31 7c8 6 14 13 17 23 14-20 32-30 54-30 17 0 30 4 39 14 9 9 14 24 14 43v119h-29v-109c0-11-1-20-3-25s-5-9-10-12-11-5-18-5c-12 0-22 4-30 12s-12 21-12 39v100h-29v-112c0-13-3-23-7-29-5-7-13-10-24-10-8 0-16 2-23 7-7 4-12 10-15 18-3 9-5 21-5 36v90zm390-56 30 4c-4 18-13 31-26 41s-29 15-49 15c-26 0-46-8-60-24-15-15-22-37-22-65 0-29 7-51 22-67s34-24 58-24c23 0 42 7 57 23 14 16 21 38 21 66 0 2 0 5 0 8h-128c1 19 6 34 16 44 9 10 21 15 36 15 10 0 19-3 27-9 8-5 14-14 18-27zm-96-47h97c-2-14-5-25-11-32-10-12-22-17-37-17-13 0-24 4-34 13-9 9-14 21-15 36zm159 103v-173h27v27c6-13 13-21 18-24 6-4 12-6 19-6 10 0 20 3 30 9l-10 27c-7-4-14-6-22-6-6 0-12 2-17 6-5 3-8 9-10 15-4 11-5 22-5 35v90zm110-205v-33h29v33zm0 205v-173h29v173zm185-63 28 4c-3 19-11 35-24 46s-29 17-48 17c-23 0-42-8-56-23-15-16-22-38-22-67 0-18 3-35 9-48 6-14 16-25 28-32 13-7 27-10 42-10 18 0 34 4 46 14 11 9 19 23 23 40l-29 5c-3-12-7-21-14-27-7-5-16-8-25-8-15 0-27 5-36 15-9 11-14 28-14 50 0 24 4 40 13 51 9 10 21 16 35 16 12 0 21-4 29-11 7-7 12-18 15-32z">
          <text:p/>
        </draw:path>
        <draw:polygon draw:style-name="gr8" draw:layer="layout" svg:width="3.245cm" svg:height="0.71cm" svg:x="9.925cm" svg:y="2.6cm" svg:viewBox="0 0 3246 711" draw:points="0,0 3246,0 3246,711 0,711">
          <text:p/>
        </draw:polygon>
        <draw:polygon draw:style-name="gr8" xml:id="id1" draw:id="id1" draw:layer="layout" svg:width="3.245cm" svg:height="0.71cm" svg:x="13.171cm" svg:y="2.6cm" svg:viewBox="0 0 3246 711" draw:points="0,0 3246,0 3246,711 0,711">
          <text:p/>
        </draw:polygon>
        <draw:polygon draw:style-name="gr8" draw:layer="layout" svg:width="3.245cm" svg:height="0.71cm" svg:x="9.925cm" svg:y="3.311cm" svg:viewBox="0 0 3246 711" draw:points="0,0 3246,0 3246,711 0,711">
          <text:p/>
        </draw:polygon>
        <draw:polygon draw:style-name="gr8" draw:layer="layout" svg:width="3.245cm" svg:height="0.71cm" svg:x="13.171cm" svg:y="3.311cm" svg:viewBox="0 0 3246 711" draw:points="0,0 3246,0 3246,711 0,711">
          <text:p/>
        </draw:polygon>
        <draw:polygon draw:style-name="gr8" draw:layer="layout" svg:width="3.245cm" svg:height="0.71cm" svg:x="9.925cm" svg:y="4.023cm" svg:viewBox="0 0 3246 711" draw:points="0,0 3246,0 3246,711 0,711">
          <text:p/>
        </draw:polygon>
        <draw:polygon draw:style-name="gr8" draw:layer="layout" svg:width="3.245cm" svg:height="0.71cm" svg:x="13.171cm" svg:y="4.023cm" svg:viewBox="0 0 3246 711" draw:points="0,0 3246,0 3246,711 0,711">
          <text:p/>
        </draw:polygon>
        <draw:polygon draw:style-name="gr8" draw:layer="layout" svg:width="3.245cm" svg:height="0.71cm" svg:x="9.925cm" svg:y="4.734cm" svg:viewBox="0 0 3246 711" draw:points="0,0 3246,0 3246,711 0,711">
          <text:p/>
        </draw:polygon>
        <draw:polygon draw:style-name="gr8" draw:layer="layout" svg:width="3.245cm" svg:height="0.71cm" svg:x="13.171cm" svg:y="4.734cm" svg:viewBox="0 0 3246 711" draw:points="0,0 3246,0 3246,711 0,711">
          <text:p/>
        </draw:polygon>
        <draw:line draw:style-name="gr9" draw:layer="layout" svg:x1="9.925cm" svg:y1="2.591cm" svg:x2="9.925cm" svg:y2="5.454cm">
          <text:p/>
        </draw:line>
        <draw:line draw:style-name="gr9" draw:layer="layout" svg:x1="13.171cm" svg:y1="2.591cm" svg:x2="13.171cm" svg:y2="5.454cm">
          <text:p/>
        </draw:line>
        <draw:line draw:style-name="gr9" draw:layer="layout" svg:x1="16.417cm" svg:y1="2.591cm" svg:x2="16.417cm" svg:y2="5.454cm">
          <text:p/>
        </draw:line>
        <draw:line draw:style-name="gr9" draw:layer="layout" svg:x1="9.916cm" svg:y1="2.6cm" svg:x2="16.426cm" svg:y2="2.6cm">
          <text:p/>
        </draw:line>
        <draw:line draw:style-name="gr9" draw:layer="layout" svg:x1="9.916cm" svg:y1="3.311cm" svg:x2="16.426cm" svg:y2="3.311cm">
          <text:p/>
        </draw:line>
        <draw:line draw:style-name="gr9" draw:layer="layout" svg:x1="9.916cm" svg:y1="4.023cm" svg:x2="16.426cm" svg:y2="4.023cm">
          <text:p/>
        </draw:line>
        <draw:line draw:style-name="gr9" draw:layer="layout" svg:x1="9.916cm" svg:y1="4.734cm" svg:x2="16.426cm" svg:y2="4.734cm">
          <text:p/>
        </draw:line>
        <draw:line draw:style-name="gr9" draw:layer="layout" svg:x1="9.916cm" svg:y1="5.445cm" svg:x2="16.426cm" svg:y2="5.445cm">
          <text:p/>
        </draw:line>
        <draw:path draw:style-name="gr6" draw:layer="layout" svg:width="0.665cm" svg:height="0.245cm" svg:x="10.085cm" svg:y="2.811cm" svg:viewBox="0 0 666 246" svg:d="m26 242v-150h-26v-23h26v-18c0-11 1-20 3-26 3-7 8-13 15-18s17-7 30-7c8 0 17 1 27 3l-4 25c-6-1-12-1-18-1-9 0-15 2-19 6-3 3-5 10-5 21v15h34v23h-34v150zm196-21c-11 9-21 16-31 19-10 4-21 6-32 6-19 0-34-5-44-14s-15-21-15-35c0-9 2-17 5-24 4-7 9-12 16-16 6-5 13-8 21-10 5-2 14-3 26-4 23-3 41-7 52-10 0-4 0-7 0-8 0-12-3-20-8-25-8-7-19-10-34-10-13 0-24 2-30 7-7 5-12 13-15 26l-28-4c2-13 7-22 13-30 6-7 14-13 25-17 12-4 25-6 40-6 14 0 26 1 35 5 10 3 16 8 21 13 4 5 7 12 9 20 1 5 1 14 1 27v39c0 27 1 44 2 51 1 8 4 14 8 21h-31c-3-6-5-13-6-21zm-2-65c-11 4-27 7-48 11-12 1-21 3-26 5-4 2-8 6-11 10s-4 9-4 14c0 8 3 14 9 19 6 6 14 8 26 8 11 0 21-2 30-7 8-5 15-12 19-20 3-7 5-17 5-30zm184 23 29 4c-4 19-12 35-25 46-12 11-28 17-47 17-24 0-43-8-57-23-14-16-22-38-22-67 0-18 3-34 9-48 7-14 16-25 29-32 12-7 26-10 41-10 19 0 34 4 46 14 12 9 19 23 23 40l-29 5c-2-12-7-21-14-27-7-5-15-8-25-8-15 0-27 5-36 16-9 10-14 27-14 50s5 40 14 50c9 11 20 16 34 16 12 0 21-4 29-11s13-18 15-32zm51-142v-33h29v33zm0 205v-173h29v173zm184 0v-22c-11 17-27 26-48 26-14 0-27-4-38-11-12-8-21-19-27-32-6-14-9-29-9-47 0-17 2-33 8-47s14-25 26-32c11-8 24-11 38-11 11 0 20 2 28 6 8 5 15 10 20 17v-85h29v238zm-93-86c0 22 5 38 14 49 10 11 21 17 33 17 13 0 24-5 33-16 9-10 13-26 13-48 0-23-4-40-13-51s-21-17-34-17-24 5-33 16c-8 10-13 27-13 50z">
          <text:p/>
        </draw:path>
        <draw:path draw:style-name="gr6" draw:layer="layout" svg:width="0.982cm" svg:height="0.307cm" svg:x="13.351cm" svg:y="2.815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xml:id="id3" draw:id="id3" draw:layer="layout" svg:width="0.936cm" svg:height="0.241cm" svg:x="10.104cm" svg:y="3.527cm" svg:viewBox="0 0 937 242" svg:d="m0 238v-173h26v25c6-9 13-15 22-21 9-5 19-7 30-7 13 0 24 2 32 7 8 6 14 13 17 23 14-20 32-30 53-30 18 0 31 4 40 14 9 9 14 24 14 43v119h-29v-109c0-11-1-20-3-25s-5-9-11-12c-5-3-10-5-17-5-12 0-22 4-30 12s-12 21-12 39v100h-29v-112c0-13-3-23-8-29-4-7-12-10-23-10-8 0-16 2-23 7-7 4-12 10-15 18-3 9-5 21-5 36v90zm390-56 30 4c-5 18-13 31-26 41s-30 15-50 15c-25 0-45-8-59-24-15-15-23-37-23-65 0-29 8-51 23-67 14-16 34-24 58-24 23 0 42 7 56 23 15 16 22 38 22 66 0 2 0 5 0 8h-129c2 19 7 34 17 44 9 10 21 15 36 15 10 0 19-3 27-9 7-5 14-14 18-27zm-96-47h96c-1-14-5-25-11-32-9-12-21-17-36-17-13 0-25 4-34 13s-14 21-15 36zm160 103v-173h26v25c5-9 12-15 21-21 9-5 20-7 31-7 13 0 23 2 31 7 9 6 14 13 18 23 13-20 31-30 53-30 17 0 30 4 39 14 10 9 14 24 14 43v119h-29v-109c0-11-1-20-3-25-1-5-5-9-10-12s-11-5-18-5c-12 0-22 4-30 12s-12 21-12 39v100h-29v-112c0-13-2-23-7-29-5-7-13-10-24-10-8 0-15 2-23 7-6 4-11 10-15 18-3 9-4 21-4 36v90zm272-205v-33h29v33zm0 205v-173h29v173zm184 0v-22c-11 17-27 26-48 26-14 0-27-4-38-11-12-8-21-19-27-32-6-14-9-30-9-47s2-33 8-47 15-25 26-32c11-8 24-11 38-11 11 0 20 2 28 6s15 10 20 17v-85h29v238zm-93-86c0 22 5 38 14 49 10 11 21 17 33 17 13 0 24-6 33-16s13-26 13-48c0-23-4-41-13-51-9-12-21-17-34-17s-24 5-32 16c-9 10-14 27-14 50z">
          <text:p/>
        </draw:path>
        <draw:path draw:style-name="gr6" draw:layer="layout" svg:width="0.982cm" svg:height="0.307cm" svg:x="13.351cm" svg:y="3.527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  <draw:path draw:style-name="gr6" draw:layer="layout" svg:width="1.23cm" svg:height="0.241cm" svg:x="10.092cm" svg:y="4.238cm" svg:viewBox="0 0 1231 242" svg:d="m0 186 29-4c2 12 6 20 13 27 8 6 18 9 32 9 13 0 23-3 29-9 7-5 10-11 10-19 0-6-3-11-8-15-4-3-14-6-30-10-22-6-37-10-45-14s-14-10-19-16c-4-8-6-15-6-24 0-7 2-14 5-21 4-7 9-12 15-16 4-4 10-7 18-9s16-3 25-3c14 0 26 2 36 6 10 3 18 9 23 15 5 7 8 16 10 27l-29 4c-1-9-5-16-11-21s-15-7-26-7c-14 0-24 2-29 6-6 5-9 10-9 16 0 4 2 7 4 10s6 6 11 8c3 1 12 3 26 7 20 6 35 10 43 14 8 3 15 8 19 15 5 7 7 15 7 25s-3 19-8 28c-6 8-14 15-25 20-11 4-23 7-36 7-23 0-40-5-52-14-11-10-19-23-22-42zm239 26 4 26c-8 1-15 2-22 2-11 0-19-2-25-5s-10-8-12-13-4-17-4-35v-99h-21v-23h21v-42l29-18v60h30v23h-30v101c0 8 1 14 2 16s3 4 5 6c2 1 6 2 10 2 3 0 8 0 13-1zm139 5c-11 9-21 15-31 19s-21 6-32 6c-19 0-34-5-44-14s-15-21-15-35c0-9 2-17 6-24 3-7 8-12 15-16 6-5 13-8 21-10 6-2 14-3 26-4 23-3 41-7 52-10 0-4 0-7 0-8 0-12-3-20-8-25-8-7-19-10-34-10-13 0-23 2-30 7s-11 13-15 26l-28-4c3-13 7-22 13-30 6-7 14-13 25-17 12-4 25-6 40-6 14 0 26 1 36 5 9 3 15 8 20 13 4 5 7 12 9 20 1 5 1 14 1 27v39c0 27 1 44 2 51s4 14 8 21h-31c-3-6-5-13-6-21zm-2-66c-11 5-27 8-48 11-12 2-20 4-25 6s-9 6-12 10-4 9-4 14c0 8 3 14 9 19s14 8 26 8c11 0 21-2 30-7s15-12 19-21c3-6 5-16 5-29zm71 87v-173h26v27c7-13 13-21 19-24 6-4 12-6 19-6 10 0 20 3 30 9l-10 27c-7-4-15-6-22-6-6 0-12 2-17 6-5 3-9 9-11 15-3 11-5 22-5 35v90zm173-26 4 26c-8 1-15 2-22 2-11 0-19-2-25-5s-10-8-12-13-4-17-4-35v-99h-21v-23h21v-42l29-18v60h30v23h-30v101c0 8 1 14 2 16s3 4 5 6c2 1 6 2 10 2 3 0 8 0 13-1zm91 0 4 26c-8 1-16 2-22 2-11 0-19-2-25-5s-10-8-12-13c-3-5-4-17-4-35v-99h-21v-23h21v-42l29-18v60h30v23h-30v101c0 8 1 14 2 16s2 4 5 6c2 1 5 2 10 2 3 0 7 0 13-1zm27-179v-33h29v33zm0 205v-173h29v173zm72 0v-173h26v25c5-9 13-15 22-21 9-5 19-7 30-7 13 0 24 2 32 7 8 6 14 13 17 23 14-20 32-30 53-30 18 0 31 4 40 14 9 9 14 24 14 43v119h-30v-109c0-11 0-20-2-25s-6-9-11-12-10-5-17-5c-12 0-22 4-30 12s-12 21-12 39v100h-30v-112c0-13-2-23-7-29-4-7-12-10-23-10-8 0-16 2-23 7-7 4-12 10-15 18-3 9-5 21-5 36v90zm390-56 30 4c-5 18-13 31-26 41s-30 15-50 15c-25 0-45-8-60-24-14-15-22-37-22-65 0-29 8-51 22-67 15-16 35-24 59-24 23 0 42 7 56 23 15 16 22 38 22 66 0 2 0 5 0 8h-129c2 19 7 34 17 44 9 10 21 15 36 15 10 0 19-3 27-9 7-5 13-14 18-27zm-96-47h96c-1-14-5-25-11-32-9-12-21-17-36-17-13 0-25 4-34 13s-14 21-15 36z">
          <text:p/>
        </draw:path>
        <draw:path draw:style-name="gr6" draw:layer="layout" svg:width="1.489cm" svg:height="0.303cm" svg:x="13.334cm" svg:y="4.238cm" svg:viewBox="0 0 1490 304" svg:d="m80 212 4 26c-8 1-15 2-22 2-11 0-19-2-25-5-5-3-9-8-12-13-2-5-3-17-3-35v-99h-22v-23h22v-42l29-18v60h29v23h-29v101c0 8 0 14 1 16s3 4 5 6c3 1 6 2 10 2 3 0 8 0 13-1zm27-179v-33h29v33zm0 205v-173h29v173zm72 0v-173h27v25c5-9 12-15 21-21 9-5 19-7 31-7 13 0 23 2 31 7 9 6 14 13 18 23 13-20 31-30 53-30 17 0 30 4 39 14 10 9 14 24 14 43v119h-29v-109c0-11-1-20-3-25s-5-9-10-12-11-5-18-5c-12 0-22 4-30 12s-12 21-12 39v100h-29v-112c0-13-2-23-7-29-5-7-13-10-24-10-8 0-16 2-23 7-7 4-12 10-15 18-3 9-4 21-4 36v90zm390-56 31 4c-5 18-14 31-27 41s-29 15-49 15c-25 0-45-8-60-24-15-15-22-37-22-65 0-29 7-51 22-67s34-24 58-24c23 0 42 7 57 23 14 16 22 38 22 66 0 2 0 5-1 8h-128c1 19 6 34 16 44s22 15 36 15c11 0 20-3 27-9 8-5 14-14 18-27zm-96-47h97c-2-14-5-25-11-32-9-12-22-17-37-17-13 0-24 4-33 13-10 9-15 21-16 36zm148 51 29-4c2 12 6 20 14 27 7 6 17 9 31 9 13 0 23-3 30-9 6-5 9-11 9-19 0-6-2-11-8-15-4-3-14-6-30-10-21-6-36-10-45-14-8-4-14-10-19-16-4-8-6-15-6-24 0-7 2-14 5-21 4-7 9-12 15-16 4-4 11-7 18-9 8-2 17-3 26-3 13 0 25 2 35 6 11 3 18 9 23 15 5 7 8 16 10 27l-29 4c-1-9-5-16-11-21s-15-7-26-7c-14 0-23 2-29 6-6 5-8 10-8 16 0 4 1 7 3 10s6 6 11 8c3 1 12 3 26 7 21 6 35 10 43 14 8 3 15 8 19 15 5 7 7 15 7 25s-2 19-8 28c-6 8-14 15-25 20-10 4-23 7-36 7-22 0-40-5-51-14-12-10-20-23-23-42zm239 26 4 26c-8 1-15 2-22 2-10 0-19-2-25-5-5-3-9-8-12-13-2-5-3-17-3-35v-99h-22v-23h22v-42l29-18v60h29v23h-29v101c0 8 0 14 1 16s3 4 5 6c3 1 6 2 10 2 3 0 8 0 13-1zm140 5c-11 9-22 15-32 19s-21 6-32 6c-19 0-33-5-44-14-10-9-15-21-15-35 0-9 2-17 6-24s9-12 15-16c6-5 13-8 21-10 6-2 14-3 26-4 24-3 41-7 52-10 0-4 0-7 0-8 0-12-3-20-8-25-8-7-19-10-34-10-13 0-23 2-30 7-6 5-11 13-14 26l-29-4c3-13 7-22 13-30 6-7 14-13 25-17 12-4 25-6 40-6s27 1 36 5c9 3 16 8 20 13s7 12 9 20c1 5 2 14 2 27v39c0 27 0 44 1 51 2 7 4 14 8 21h-31c-3-6-5-13-5-21zm-3-66c-11 5-26 8-48 11-12 2-20 4-25 6s-9 6-12 10c-2 4-4 9-4 14 0 8 3 14 9 19s15 8 26 8 21-2 30-7 15-12 19-21c4-6 5-16 5-29zm71 87v-173h27v25c5-9 12-15 21-21 9-5 19-7 31-7 13 0 23 2 31 7 9 6 14 13 18 23 13-20 31-30 53-30 17 0 30 4 39 14 10 9 14 24 14 43v119h-29v-109c0-11-1-20-3-25s-5-9-10-12-11-5-18-5c-12 0-22 4-30 12s-12 21-12 39v100h-29v-112c0-13-2-23-7-29-5-7-13-10-24-10-8 0-16 2-23 7-7 4-12 10-15 18-3 9-4 21-4 36v90zm272 66v-239h27v23c6-9 13-16 21-20s18-6 29-6c15 0 28 3 39 11 11 7 20 18 25 32 6 14 9 29 9 45 0 18-3 34-9 48-7 14-16 25-28 33-12 7-25 11-38 11-10 0-19-2-26-6-8-4-14-10-19-16v84zm27-151c0 22 4 38 13 49 9 10 20 16 33 16s24-6 33-17c10-11 14-28 14-51 0-22-4-38-14-49-8-11-19-17-32-17-12 0-23 6-33 18-9 12-14 29-14 51z">
          <text:p/>
        </draw:path>
        <draw:path draw:style-name="gr6" draw:layer="layout" svg:width="0.65cm" svg:height="0.241cm" svg:x="10.092cm" svg:y="4.949cm" svg:viewBox="0 0 651 242" svg:d="m0 186 29-4c2 12 6 20 13 27 8 6 18 9 32 9 13 0 23-3 29-9 7-5 10-11 10-19 0-6-3-11-8-15-4-3-14-6-30-10-22-6-37-10-45-14s-14-10-19-16c-4-8-6-15-6-24 0-7 2-14 5-21 4-7 9-12 15-16 4-4 10-7 18-9s16-3 25-3c14 0 26 2 36 6 10 3 18 9 23 15 5 7 8 16 10 27l-29 4c-1-9-5-16-11-21s-15-7-26-7c-14 0-24 2-29 6-6 5-9 10-9 16 0 4 2 7 4 10s6 6 11 8c3 1 12 3 26 7 20 6 35 10 43 14 8 3 15 8 19 15 5 7 7 15 7 25s-3 19-8 28c-6 8-14 15-25 20-11 4-23 7-36 7-23 0-40-5-52-14-11-10-19-23-22-42zm174 52v-238h30v238zm63-86c0-32 9-56 26-71 15-13 33-19 55-19 23 0 43 7 58 23s22 37 22 64c0 23-3 40-10 53-6 12-16 22-29 29-12 7-26 11-41 11-25 0-44-8-59-24-15-15-22-37-22-66zm30 0c0 22 5 38 14 49 10 11 22 17 37 17 14 0 26-6 36-17 9-11 14-28 14-50s-5-38-14-49c-10-11-22-16-36-16-15 0-27 5-37 16-9 11-14 28-14 50zm226 60 4 26c-8 1-15 2-22 2-11 0-19-2-25-5-5-3-9-8-12-13-2-5-3-17-3-35v-99h-22v-23h22v-42l29-18v60h29v23h-29v101c0 8 0 14 1 16s3 4 5 6c2 1 6 2 10 2 3 0 8 0 13-1zm15-26 29-4c2 12 6 20 13 27 8 6 18 9 32 9 13 0 23-3 29-9 7-5 10-11 10-19 0-6-3-11-8-15-4-3-14-6-30-10-22-6-36-10-45-14-8-4-14-10-19-16-4-8-6-15-6-24 0-7 2-14 5-21 4-7 9-12 15-16 4-4 10-7 18-9s16-3 25-3c14 0 26 2 36 6 10 3 18 9 23 15 5 7 8 16 10 27l-29 4c-1-9-5-16-11-21s-15-7-26-7c-14 0-23 2-29 6-6 5-9 10-9 16 0 4 2 7 4 10s6 6 11 8c3 1 12 3 26 7 20 6 35 10 43 14 8 3 15 8 19 15 5 7 7 15 7 25s-2 19-8 28c-6 8-14 15-25 20-11 4-23 7-36 7-23 0-40-5-52-14-11-10-19-23-22-42z">
          <text:p/>
        </draw:path>
        <draw:path draw:style-name="gr6" draw:layer="layout" svg:width="0.982cm" svg:height="0.307cm" svg:x="13.351cm" svg:y="4.949cm" svg:viewBox="0 0 983 308" svg:d="m0 33v-33h29v33zm0 205v-173h29v173zm72 0v-173h27v25c12-19 31-28 54-28 11 0 20 1 29 5s15 9 20 15c4 6 7 13 9 21 1 6 2 15 2 29v106h-30v-105c0-12-1-21-3-27s-6-10-12-14c-6-3-13-5-21-5-12 0-23 4-32 12s-13 23-13 45v94zm246-26 4 26c-8 1-16 2-22 2-11 0-19-2-25-5s-10-8-12-13c-3-5-4-17-4-35v-99h-21v-23h21v-42l29-18v60h30v23h-30v101c0 8 1 14 2 16s2 4 5 6c2 1 6 2 10 2 3 0 7 0 13-1zm145-30 30 4c-5 18-14 31-27 41s-29 15-49 15c-25 0-45-8-60-24-15-15-22-37-22-65 0-29 7-51 22-67s34-24 58-24 42 7 57 23 22 38 22 66c0 2 0 5 0 8h-129c1 19 7 34 16 44 10 10 22 15 36 15 11 0 20-3 27-9 8-5 14-14 19-27zm-96-47h96c-1-14-5-25-11-32-9-12-21-17-36-17-14 0-25 4-34 13s-14 21-15 36zm154 117 28 4c1 9 5 16 10 20 7 5 17 8 30 8s24-3 31-9c7-5 12-12 15-22 2-6 2-19 2-38-13 15-28 23-47 23-24 0-43-9-56-26s-19-37-19-61c0-17 3-32 9-46s15-25 26-32c11-8 24-11 40-11 20 0 37 8 50 24v-21h27v149c0 27-3 46-8 58-6 11-14 20-26 26-12 7-27 10-44 10-21 0-37-5-50-14s-19-23-18-42zm24-104c0 23 4 40 13 50 9 11 21 16 34 16 14 0 25-5 34-16 9-10 14-26 14-48s-5-37-15-48c-9-11-20-16-33-16s-24 5-33 16c-9 10-14 26-14 46zm281 34 30 4c-5 18-14 31-27 41-12 10-29 15-49 15-25 0-45-8-60-24-14-15-22-37-22-65 0-29 8-51 22-67 15-16 35-24 59-24 23 0 42 7 56 23 15 16 22 38 22 66 0 2 0 5 0 8h-129c1 19 7 34 16 44 10 10 22 15 36 15 11 0 20-3 27-9 8-5 14-14 19-27zm-96-47h96c-1-14-5-25-11-32-9-12-21-17-36-17-14 0-25 4-34 13s-14 21-15 36zm159 103v-173h26v27c7-13 13-21 19-24 5-4 12-6 19-6 10 0 20 3 30 9l-10 27c-7-4-15-6-22-6-6 0-12 2-17 6-5 3-9 9-11 15-3 11-5 22-5 35v9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6T15:46:56.725591000</dc:date>
    <meta:generator>LibreOffice/4.1.3.2$MacOSX_x86 LibreOffice_project/70feb7d99726f064edab4605a8ab840c50ec57a</meta:generator>
    <meta:editing-duration>P0D</meta:editing-duration>
    <meta:editing-cycles>1</meta:editing-cycles>
    <meta:document-statistic meta:object-count="119"/>
  </office:meta>
</office:document-meta>
</file>